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 PL UMing HK1" svg:font-family="'AR PL UMing H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1cm" style:rel-column-width="32754*"/>
    </style:style>
    <style:style style:name="Table1.B" style:family="table-column">
      <style:table-column-properties style:column-width="8.798cm" style:rel-column-width="3278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officeooo:paragraph-rsid="000e9c4d"/>
    </style:style>
    <style:style style:name="P3" style:family="paragraph" style:parent-style-name="Text_20_body">
      <style:text-properties style:font-name="Liberation Serif" fo:font-size="12pt" fo:language="en" fo:country="US" officeooo:paragraph-rsid="000e9c4d" style:font-size-asian="12pt" style:font-size-complex="12pt"/>
    </style:style>
    <style:style style:name="P4" style:family="paragraph" style:parent-style-name="Text_20_body">
      <style:text-properties style:font-name="Liberation Serif" fo:font-size="12pt" fo:language="en" fo:country="US" officeooo:paragraph-rsid="02257c93" style:font-size-asian="12pt" style:font-size-complex="12pt"/>
    </style:style>
    <style:style style:name="P5" style:family="paragraph" style:parent-style-name="Text_20_body">
      <style:text-properties style:font-name="Liberation Serif" fo:font-size="12pt" fo:language="en" fo:country="US" fo:font-weight="bold" officeooo:paragraph-rsid="000e9c4d" style:font-size-asian="12pt" style:font-size-complex="12pt"/>
    </style:style>
    <style:style style:name="P6" style:family="paragraph" style:parent-style-name="Heading_20_1">
      <style:text-properties fo:language="en" fo:country="US"/>
    </style:style>
    <style:style style:name="P7" style:family="paragraph" style:parent-style-name="Table_20_Contents">
      <style:text-properties style:font-name="Liberation Serif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text-properties style:font-name="Liberation Serif" fo:font-size="12pt" style:font-size-asian="12pt" style:font-size-complex="12pt"/>
    </style:style>
    <style:style style:name="P10" style:family="paragraph" style:parent-style-name="Table_20_Contents">
      <style:text-properties style:font-name="Liberation Serif" officeooo:paragraph-rsid="022a0ebd"/>
    </style:style>
    <style:style style:name="P11" style:family="paragraph" style:parent-style-name="Table_20_Contents">
      <style:text-properties style:font-name="Liberation Serif" fo:font-weight="bold" style:font-weight-asian="bold" style:font-weight-complex="bold"/>
    </style:style>
    <style:style style:name="P12" style:family="paragraph" style:parent-style-name="Table_20_Contents">
      <style:text-properties style:font-name="Liberation Serif" fo:font-weight="bold" officeooo:rsid="029c9e79" officeooo:paragraph-rsid="029c9e79" style:font-weight-asian="bold" style:font-weight-complex="bold"/>
    </style:style>
    <style:style style:name="P13" style:family="paragraph" style:parent-style-name="Table_20_Contents">
      <style:text-properties style:font-name="Liberation Serif" fo:font-weight="normal"/>
    </style:style>
    <style:style style:name="P14" style:family="paragraph" style:parent-style-name="Table_20_Contents">
      <style:text-properties style:font-name="Liberation Serif" fo:font-weight="normal" style:font-weight-asian="normal" style:font-weight-complex="normal"/>
    </style:style>
    <style:style style:name="P15" style:family="paragraph" style:parent-style-name="Table_20_Contents">
      <style:text-properties style:font-name="Liberation Serif" fo:font-weight="normal" officeooo:paragraph-rsid="022e86a4" style:font-weight-asian="normal" style:font-weight-complex="normal"/>
    </style:style>
    <style:style style:name="P16" style:family="paragraph" style:parent-style-name="Table_20_Contents">
      <style:text-properties style:font-name="Liberation Serif" fo:font-weight="normal" officeooo:paragraph-rsid="029b73f2" style:font-weight-asian="normal" style:font-weight-complex="normal"/>
    </style:style>
    <style:style style:name="P17" style:family="paragraph" style:parent-style-name="Table_20_Contents">
      <style:text-properties style:font-name="Liberation Serif" fo:font-weight="normal" officeooo:rsid="029b73f2" officeooo:paragraph-rsid="029b73f2" style:font-weight-asian="normal" style:font-weight-complex="normal"/>
    </style:style>
    <style:style style:name="P18" style:family="paragraph" style:parent-style-name="Table_20_Contents">
      <style:text-properties style:font-name="Liberation Serif" fo:font-weight="normal" officeooo:rsid="029c9e79" officeooo:paragraph-rsid="029c9e79" style:font-weight-asian="normal" style:font-weight-complex="normal"/>
    </style:style>
    <style:style style:name="P19" style:family="paragraph" style:parent-style-name="Table_20_Contents">
      <style:text-properties style:font-name="Liberation Serif" fo:font-weight="normal" officeooo:rsid="029ec2fd" officeooo:paragraph-rsid="029ec2fd" style:font-weight-asian="normal" style:font-weight-complex="normal"/>
    </style:style>
    <style:style style:name="P20" style:family="paragraph" style:parent-style-name="Table_20_Contents">
      <style:text-properties style:font-name="Liberation Serif" fo:font-weight="normal" officeooo:rsid="02a009c8" officeooo:paragraph-rsid="02a009c8" style:font-weight-asian="normal" style:font-weight-complex="normal"/>
    </style:style>
    <style:style style:name="P21" style:family="paragraph" style:parent-style-name="Table_20_Contents">
      <style:text-properties style:font-name="Liberation Serif" fo:font-weight="normal" officeooo:rsid="02a009c8" officeooo:paragraph-rsid="02a020fb" style:font-weight-asian="normal" style:font-weight-complex="normal"/>
    </style:style>
    <style:style style:name="P22" style:family="paragraph" style:parent-style-name="Table_20_Contents">
      <style:text-properties style:font-name="Liberation Serif" fo:font-weight="normal" officeooo:rsid="02a009c8" officeooo:paragraph-rsid="02a20f99" style:font-weight-asian="normal" style:font-weight-complex="normal"/>
    </style:style>
    <style:style style:name="P23" style:family="paragraph" style:parent-style-name="Table_20_Contents">
      <style:text-properties style:font-name="Liberation Serif" fo:font-weight="normal" officeooo:paragraph-rsid="02a009c8" style:font-weight-asian="normal" style:font-weight-complex="normal"/>
    </style:style>
    <style:style style:name="P24" style:family="paragraph" style:parent-style-name="Table_20_Contents">
      <style:text-properties style:font-name="Liberation Serif" fo:font-weight="normal" officeooo:rsid="02ba09be" officeooo:paragraph-rsid="02ba09be" style:font-weight-asian="normal" style:font-weight-complex="normal"/>
    </style:style>
    <style:style style:name="P25" style:family="paragraph" style:parent-style-name="Table_20_Contents">
      <style:text-properties style:font-name="Liberation Serif" fo:font-weight="normal" officeooo:rsid="02bb55f3" officeooo:paragraph-rsid="02bb55f3" style:font-weight-asian="normal" style:font-weight-complex="normal"/>
    </style:style>
    <style:style style:name="P26" style:family="paragraph" style:parent-style-name="Table_20_Contents">
      <style:text-properties style:font-name="Liberation Serif" fo:font-weight="normal" officeooo:paragraph-rsid="02f710d1" style:font-weight-asian="normal" style:font-weight-complex="normal"/>
    </style:style>
    <style:style style:name="P27" style:family="paragraph" style:parent-style-name="Table_20_Contents">
      <style:text-properties style:font-name="Liberation Serif" fo:font-weight="normal" officeooo:rsid="02f710d1" officeooo:paragraph-rsid="02f710d1" style:font-weight-asian="normal" style:font-weight-complex="normal"/>
    </style:style>
    <style:style style:name="P28" style:family="paragraph" style:parent-style-name="Table_20_Contents">
      <style:text-properties style:font-name="Liberation Serif" fo:font-weight="normal" officeooo:rsid="02fa5fa6" officeooo:paragraph-rsid="02fa5fa6" style:font-weight-asian="normal" style:font-weight-complex="normal"/>
    </style:style>
    <style:style style:name="P29" style:family="paragraph" style:parent-style-name="Table_20_Contents">
      <style:text-properties style:font-name="Liberation Serif" officeooo:paragraph-rsid="022e86a4"/>
    </style:style>
    <style:style style:name="P30" style:family="paragraph" style:parent-style-name="Table_20_Contents">
      <style:text-properties style:font-name="Liberation Serif" officeooo:paragraph-rsid="025b8e42"/>
    </style:style>
    <style:style style:name="P31" style:family="paragraph" style:parent-style-name="Table_20_Contents">
      <style:text-properties style:font-name="Liberation Serif" officeooo:paragraph-rsid="0270b43a"/>
    </style:style>
    <style:style style:name="P32" style:family="paragraph" style:parent-style-name="Table_20_Contents">
      <style:text-properties style:font-name="Liberation Serif" officeooo:paragraph-rsid="0278754c"/>
    </style:style>
    <style:style style:name="P33" style:family="paragraph" style:parent-style-name="Table_20_Contents">
      <style:text-properties style:font-name="Liberation Serif" officeooo:rsid="029c9e79" officeooo:paragraph-rsid="029c9e79"/>
    </style:style>
    <style:style style:name="P34" style:family="paragraph" style:parent-style-name="Table_20_Contents">
      <style:text-properties style:font-name="Liberation Serif" fo:font-size="11pt" officeooo:rsid="029c9e79" officeooo:paragraph-rsid="029c9e79" style:font-size-asian="11pt" style:font-size-complex="11pt"/>
    </style:style>
    <style:style style:name="P35" style:family="paragraph" style:parent-style-name="Table_20_Contents">
      <style:text-properties style:font-name="Liberation Serif" officeooo:paragraph-rsid="02a20f99"/>
    </style:style>
    <style:style style:name="P36" style:family="paragraph" style:parent-style-name="Table_20_Contents">
      <style:text-properties style:font-name="Liberation Serif" officeooo:paragraph-rsid="02b58b08"/>
    </style:style>
    <style:style style:name="P37" style:family="paragraph" style:parent-style-name="Table_20_Contents">
      <style:text-properties style:font-name="Liberation Serif" officeooo:rsid="02ba09be" officeooo:paragraph-rsid="02ba09be"/>
    </style:style>
    <style:style style:name="P38" style:family="paragraph" style:parent-style-name="Table_20_Contents">
      <style:text-properties style:font-name="Liberation Serif" officeooo:paragraph-rsid="02c05c28"/>
    </style:style>
    <style:style style:name="P39" style:family="paragraph" style:parent-style-name="Table_20_Contents">
      <style:text-properties style:font-name="Liberation Serif" officeooo:paragraph-rsid="02c767ed"/>
    </style:style>
    <style:style style:name="P40" style:family="paragraph" style:parent-style-name="Table_20_Contents">
      <style:text-properties style:font-name="Liberation Serif" officeooo:paragraph-rsid="02ca8acb"/>
    </style:style>
    <style:style style:name="P41" style:family="paragraph" style:parent-style-name="Table_20_Contents">
      <style:text-properties style:font-name="Liberation Serif" officeooo:paragraph-rsid="02d022bc"/>
    </style:style>
    <style:style style:name="P42" style:family="paragraph" style:parent-style-name="Table_20_Contents">
      <style:text-properties style:font-name="Liberation Serif" officeooo:rsid="02e9f929" officeooo:paragraph-rsid="02e9f929"/>
    </style:style>
    <style:style style:name="P43" style:family="paragraph" style:parent-style-name="Table_20_Contents">
      <style:text-properties style:font-name="Liberation Serif" officeooo:paragraph-rsid="02f0b0af"/>
    </style:style>
    <style:style style:name="P44" style:family="paragraph" style:parent-style-name="Table_20_Contents">
      <style:text-properties style:font-name="Liberation Serif" officeooo:paragraph-rsid="02f0fd53"/>
    </style:style>
    <style:style style:name="P45" style:family="paragraph" style:parent-style-name="Table_20_Contents">
      <style:text-properties style:font-name="Liberation Serif" officeooo:paragraph-rsid="02f35987"/>
    </style:style>
    <style:style style:name="P46" style:family="paragraph" style:parent-style-name="Table_20_Contents">
      <style:text-properties style:font-name="Liberation Serif" officeooo:paragraph-rsid="02eb5275"/>
    </style:style>
    <style:style style:name="P47" style:family="paragraph" style:parent-style-name="Table_20_Contents">
      <style:text-properties style:font-name="Liberation Serif" officeooo:rsid="02ff88fa" officeooo:paragraph-rsid="02ff88fa"/>
    </style:style>
    <style:style style:name="P48" style:family="paragraph" style:parent-style-name="Table_20_Contents">
      <style:text-properties style:font-name="Liberation Serif" officeooo:rsid="0309f6a4" officeooo:paragraph-rsid="0309f6a4"/>
    </style:style>
    <style:style style:name="P49" style:family="paragraph" style:parent-style-name="Table_20_Contents">
      <style:text-properties style:font-name="Liberation Serif" officeooo:rsid="030b4cbb" officeooo:paragraph-rsid="030b4cbb"/>
    </style:style>
    <style:style style:name="P50" style:family="paragraph" style:parent-style-name="Table_20_Contents">
      <style:text-properties style:font-name="Liberation Mono" fo:font-weight="bold" style:font-weight-asian="bold" style:font-weight-complex="bold"/>
    </style:style>
    <style:style style:name="P51" style:family="paragraph" style:parent-style-name="Table_20_Contents">
      <style:text-properties style:font-name="Liberation Mono" fo:font-weight="bold" officeooo:paragraph-rsid="0272a84a" style:font-weight-asian="bold" style:font-weight-complex="bold"/>
    </style:style>
    <style:style style:name="P52" style:family="paragraph" style:parent-style-name="Table_20_Contents">
      <style:text-properties style:font-name="Liberation Mono" fo:font-weight="bold" officeooo:rsid="029b73f2" officeooo:paragraph-rsid="029b73f2" style:font-weight-asian="bold" style:font-weight-complex="bold"/>
    </style:style>
    <style:style style:name="P53" style:family="paragraph" style:parent-style-name="Table_20_Contents">
      <style:text-properties style:font-name="Liberation Mono" fo:font-weight="bold" officeooo:paragraph-rsid="02b58b08" style:font-weight-asian="bold" style:font-weight-complex="bold"/>
    </style:style>
    <style:style style:name="P54" style:family="paragraph" style:parent-style-name="Table_20_Contents">
      <style:text-properties style:font-name="Liberation Mono" fo:font-weight="bold" officeooo:paragraph-rsid="02b888c8" style:font-weight-asian="bold" style:font-weight-complex="bold"/>
    </style:style>
    <style:style style:name="P55" style:family="paragraph" style:parent-style-name="Table_20_Contents">
      <style:text-properties style:font-name="Liberation Mono" fo:font-weight="bold" officeooo:rsid="02ba09be" officeooo:paragraph-rsid="02ba09be" style:font-weight-asian="bold" style:font-weight-complex="bold"/>
    </style:style>
    <style:style style:name="P56" style:family="paragraph" style:parent-style-name="Table_20_Contents">
      <style:text-properties style:font-name="Liberation Mono" fo:font-weight="bold" officeooo:paragraph-rsid="025b8e42" style:font-weight-asian="bold" style:font-weight-complex="bold"/>
    </style:style>
    <style:style style:name="P57" style:family="paragraph" style:parent-style-name="Table_20_Contents">
      <style:text-properties style:font-name="Liberation Mono" fo:font-weight="bold" officeooo:paragraph-rsid="022e86a4" style:font-weight-asian="bold" style:font-weight-complex="bold"/>
    </style:style>
    <style:style style:name="P58" style:family="paragraph" style:parent-style-name="Table_20_Contents">
      <style:text-properties style:font-name="Liberation Mono" fo:font-weight="bold" officeooo:paragraph-rsid="02c05c28" style:font-weight-asian="bold" style:font-weight-complex="bold"/>
    </style:style>
    <style:style style:name="P59" style:family="paragraph" style:parent-style-name="Table_20_Contents">
      <style:text-properties style:font-name="Liberation Mono" fo:font-weight="bold" officeooo:paragraph-rsid="02d022bc" style:font-weight-asian="bold" style:font-weight-complex="bold"/>
    </style:style>
    <style:style style:name="P60" style:family="paragraph" style:parent-style-name="Table_20_Contents">
      <style:text-properties style:font-name="Liberation Mono" fo:font-weight="bold" officeooo:rsid="02d05121" officeooo:paragraph-rsid="02d05121" style:font-weight-asian="bold" style:font-weight-complex="bold"/>
    </style:style>
    <style:style style:name="P61" style:family="paragraph" style:parent-style-name="Table_20_Contents">
      <style:text-properties style:font-name="Liberation Mono" fo:font-weight="bold" officeooo:rsid="02d7a6e5" officeooo:paragraph-rsid="02d7a6e5" style:font-weight-asian="bold" style:font-weight-complex="bold"/>
    </style:style>
    <style:style style:name="P62" style:family="paragraph" style:parent-style-name="Table_20_Contents">
      <style:text-properties style:font-name="Liberation Mono" fo:font-weight="bold" officeooo:paragraph-rsid="02f5f7cd" style:font-weight-asian="bold" style:font-weight-complex="bold"/>
    </style:style>
    <style:style style:name="P63" style:family="paragraph" style:parent-style-name="Table_20_Contents">
      <style:text-properties style:font-name="Liberation Mono" fo:font-weight="bold" officeooo:paragraph-rsid="02f710d1" style:font-weight-asian="bold" style:font-weight-complex="bold"/>
    </style:style>
    <style:style style:name="P64" style:family="paragraph" style:parent-style-name="Table_20_Contents">
      <style:text-properties style:font-name="Liberation Mono" fo:font-weight="bold" officeooo:rsid="0309f6a4" officeooo:paragraph-rsid="0309f6a4" style:font-weight-asian="bold" style:font-weight-complex="bold"/>
    </style:style>
    <style:style style:name="P65" style:family="paragraph" style:parent-style-name="Table_20_Contents"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P66" style:family="paragraph" style:parent-style-name="Table_20_Contents">
      <style:text-properties style:font-name="Liberation Mono" fo:font-size="11pt" fo:font-weight="bold" officeooo:paragraph-rsid="022e86a4" style:font-size-asian="11pt" style:font-weight-asian="bold" style:font-size-complex="11pt" style:font-weight-complex="bold"/>
    </style:style>
    <style:style style:name="P67" style:family="paragraph" style:parent-style-name="Table_20_Contents">
      <style:text-properties style:font-name="Liberation Mono" fo:font-size="11pt" fo:font-weight="bold" officeooo:paragraph-rsid="02f00b61" style:font-size-asian="11pt" style:font-weight-asian="bold" style:font-size-complex="11pt" style:font-weight-complex="bold"/>
    </style:style>
    <style:style style:name="P68" style:family="paragraph" style:parent-style-name="Table_20_Contents">
      <style:text-properties style:font-name="Liberation Mono" fo:font-size="11pt" fo:font-weight="bold" officeooo:rsid="02ff88fa" officeooo:paragraph-rsid="02ff88fa" style:font-size-asian="11pt" style:font-weight-asian="bold" style:font-size-complex="11pt" style:font-weight-complex="bold"/>
    </style:style>
    <style:style style:name="P69" style:family="paragraph" style:parent-style-name="Table_20_Contents">
      <style:text-properties style:font-name="Liberation Mono" fo:font-size="11pt" fo:font-weight="bold" officeooo:paragraph-rsid="02ff88fa" style:font-size-asian="11pt" style:font-weight-asian="bold" style:font-size-complex="11pt" style:font-weight-complex="bold"/>
    </style:style>
    <style:style style:name="P70" style:family="paragraph" style:parent-style-name="Table_20_Contents">
      <style:text-properties style:font-name="Liberation Mono" fo:font-size="10pt" fo:font-weight="bold" officeooo:paragraph-rsid="02e11f65" style:font-size-asian="10pt" style:font-weight-asian="bold" style:font-size-complex="10pt" style:font-weight-complex="bold"/>
    </style:style>
    <style:style style:name="P71" style:family="paragraph" style:parent-style-name="Table_20_Contents">
      <style:text-properties style:font-name="Liberation Mono" fo:font-size="10pt" fo:font-weight="bold" officeooo:rsid="02e9f929" officeooo:paragraph-rsid="02e9f929" style:font-size-asian="10pt" style:font-weight-asian="bold" style:font-size-complex="10pt" style:font-weight-complex="bold"/>
    </style:style>
    <style:style style:name="P72" style:family="paragraph" style:parent-style-name="Table_20_Contents">
      <style:text-properties style:font-name="Liberation Mono" fo:font-size="10pt" fo:font-weight="bold" officeooo:rsid="02e11f65" officeooo:paragraph-rsid="02e11f65" style:font-size-asian="10pt" style:font-weight-asian="bold" style:font-size-complex="10pt" style:font-weight-complex="bold"/>
    </style:style>
    <style:style style:name="P73" style:family="paragraph" style:parent-style-name="Table_20_Contents">
      <style:text-properties style:font-name="Liberation Mono" fo:font-size="10pt" fo:font-weight="bold" officeooo:rsid="02e11f65" officeooo:paragraph-rsid="02e9f929" style:font-size-asian="10pt" style:font-weight-asian="bold" style:font-size-complex="10pt" style:font-weight-complex="bold"/>
    </style:style>
    <style:style style:name="P74" style:family="paragraph" style:parent-style-name="Table_20_Contents">
      <style:text-properties officeooo:paragraph-rsid="02872260"/>
    </style:style>
    <style:style style:name="P75" style:family="paragraph" style:parent-style-name="Table_20_Contents">
      <style:text-properties officeooo:paragraph-rsid="02879c3a"/>
    </style:style>
    <style:style style:name="P76" style:family="paragraph" style:parent-style-name="Table_20_Contents">
      <style:text-properties officeooo:paragraph-rsid="02a20f99"/>
    </style:style>
    <style:style style:name="P77" style:family="paragraph" style:parent-style-name="Table_20_Contents">
      <style:text-properties officeooo:paragraph-rsid="02a51996"/>
    </style:style>
    <style:style style:name="P78" style:family="paragraph" style:parent-style-name="Table_20_Contents">
      <style:text-properties style:text-underline-style="solid" style:text-underline-type="double" style:text-underline-width="auto" style:text-underline-color="font-color" officeooo:paragraph-rsid="02a51996"/>
    </style:style>
    <style:style style:name="P79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80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paragraph-rsid="02a20f99" style:font-size-asian="12pt" style:font-size-complex="12pt"/>
    </style:style>
    <style:style style:name="P81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rsid="02ae1047" officeooo:paragraph-rsid="02ae1047" style:font-size-asian="12pt" style:font-size-complex="12pt"/>
    </style:style>
    <style:style style:name="P82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paragraph-rsid="02879c3a" style:font-size-asian="12pt" style:font-size-complex="12pt"/>
    </style:style>
    <style:style style:name="P83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paragraph-rsid="02872260" style:font-size-asian="12pt" style:font-size-complex="12pt"/>
    </style:style>
    <style:style style:name="P84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rsid="02d2ec66" officeooo:paragraph-rsid="02d3f753" style:font-size-asian="12pt" style:font-weight-asian="normal" style:font-size-complex="12pt" style:font-weight-complex="normal"/>
    </style:style>
    <style:style style:name="P85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rsid="02d7a6e5" officeooo:paragraph-rsid="02d7a6e5" style:font-size-asian="12pt" style:font-weight-asian="normal" style:font-size-complex="12pt" style:font-weight-complex="normal"/>
    </style:style>
    <style:style style:name="P86" style:family="paragraph" style:parent-style-name="Table_20_Contents">
      <style:text-properties fo:font-variant="normal" fo:text-transform="none" fo:color="#252525" style:font-name="Liberation Serif" fo:letter-spacing="normal" fo:font-style="normal" fo:font-weight="normal"/>
    </style:style>
    <style:style style:name="P87" style:family="paragraph" style:parent-style-name="Table_20_Contents">
      <style:text-properties fo:font-variant="normal" fo:text-transform="none" fo:color="#252525" style:font-name="Liberation Mono" fo:font-size="12pt" fo:letter-spacing="normal" fo:font-style="normal" fo:font-weight="bold" officeooo:rsid="02ae1047" officeooo:paragraph-rsid="02ae1047" style:font-size-asian="12pt" style:font-weight-asian="bold" style:font-size-complex="12pt" style:font-weight-complex="bold"/>
    </style:style>
    <style:style style:name="P88" style:family="paragraph" style:parent-style-name="Table_20_Contents">
      <style:text-properties fo:font-variant="normal" fo:text-transform="none" fo:color="#252525" style:font-name="Liberation Mono" fo:font-size="12pt" fo:letter-spacing="normal" fo:font-style="normal" fo:font-weight="bold" officeooo:rsid="02cc2977" officeooo:paragraph-rsid="02cc2977" style:font-size-asian="12pt" style:font-weight-asian="bold" style:font-size-complex="12pt" style:font-weight-complex="bold"/>
    </style:style>
    <style:style style:name="P89" style:family="paragraph" style:parent-style-name="Table_20_Contents">
      <style:text-properties fo:color="#252525" style:font-name="Liberation Serif" fo:font-size="12pt" fo:font-weight="normal" style:font-size-asian="12pt" style:font-size-complex="12pt"/>
    </style:style>
    <style:style style:name="P90" style:family="paragraph" style:parent-style-name="Table_20_Contents">
      <style:text-properties fo:color="#252525" style:font-name="Liberation Serif" fo:font-size="12pt" fo:font-weight="normal" officeooo:paragraph-rsid="02dbd2ce" style:font-size-asian="12pt" style:font-size-complex="12pt"/>
    </style:style>
    <style:style style:name="P91" style:family="paragraph" style:parent-style-name="Table_20_Contents">
      <style:text-properties fo:color="#252525" style:font-name="Liberation Serif" fo:font-size="12pt" fo:font-weight="normal" officeooo:rsid="02f710d1" officeooo:paragraph-rsid="02f710d1" style:font-size-asian="12pt" style:font-size-complex="12pt"/>
    </style:style>
    <style:style style:name="P92" style:family="paragraph" style:parent-style-name="Table_20_Contents">
      <style:text-properties officeooo:paragraph-rsid="02c1093d"/>
    </style:style>
    <style:style style:name="P93" style:family="paragraph" style:parent-style-name="Table_20_Contents">
      <style:text-properties officeooo:paragraph-rsid="02d022bc"/>
    </style:style>
    <style:style style:name="P94" style:family="paragraph" style:parent-style-name="Table_20_Contents">
      <style:text-properties officeooo:paragraph-rsid="02d2ec66"/>
    </style:style>
    <style:style style:name="P95" style:family="paragraph" style:parent-style-name="Table_20_Contents">
      <style:text-properties officeooo:rsid="02d3f753" officeooo:paragraph-rsid="02d3f753"/>
    </style:style>
    <style:style style:name="P96" style:family="paragraph" style:parent-style-name="Table_20_Contents">
      <style:text-properties officeooo:paragraph-rsid="02d3f753"/>
    </style:style>
    <style:style style:name="P97" style:family="paragraph" style:parent-style-name="Table_20_Contents">
      <style:text-properties officeooo:paragraph-rsid="02d638ef"/>
    </style:style>
    <style:style style:name="P98" style:family="paragraph" style:parent-style-name="Table_20_Contents">
      <style:text-properties officeooo:rsid="02d638ef" officeooo:paragraph-rsid="02d638ef"/>
    </style:style>
    <style:style style:name="P99" style:family="paragraph" style:parent-style-name="Table_20_Contents">
      <style:text-properties officeooo:paragraph-rsid="02e68960"/>
    </style:style>
    <style:style style:name="P100" style:family="paragraph" style:parent-style-name="Table_20_Contents">
      <style:text-properties officeooo:paragraph-rsid="02eb5275"/>
    </style:style>
    <style:style style:name="P101" style:family="paragraph" style:parent-style-name="Table_20_Contents">
      <style:text-properties officeooo:rsid="02f4a40a" officeooo:paragraph-rsid="02f4a40a"/>
    </style:style>
    <style:style style:name="P102" style:family="paragraph" style:parent-style-name="Table_20_Contents">
      <style:text-properties officeooo:paragraph-rsid="030cd850"/>
    </style:style>
    <style:style style:name="P103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Liberation Serif" fo:font-size="12pt" fo:font-weight="bold" officeooo:paragraph-rsid="000f955c" style:font-size-asian="12pt" style:font-size-complex="12pt"/>
    </style:style>
    <style:style style:name="P104" style:family="paragraph" style:parent-style-name="Standard">
      <style:text-properties style:font-name="Liberation Serif" officeooo:paragraph-rsid="02a20f99"/>
    </style:style>
    <style:style style:name="P105" style:family="paragraph" style:parent-style-name="Text_20_body">
      <style:paragraph-properties fo:margin-top="0cm" fo:margin-bottom="0.499cm" style:contextual-spacing="false"/>
      <style:text-properties style:use-window-font-color="true" style:font-name="Liberation Serif" fo:font-size="12pt" fo:font-weight="normal" officeooo:rsid="00256ab9" officeooo:paragraph-rsid="001e6354" fo:background-color="#ffffff" style:font-size-asian="12pt" style:font-weight-asian="normal" style:font-size-complex="12pt" style:font-weight-complex="normal"/>
    </style:style>
    <style:style style:name="P106" style:family="paragraph" style:parent-style-name="Text_20_body">
      <style:paragraph-properties fo:margin-top="0cm" fo:margin-bottom="0.499cm" style:contextual-spacing="false"/>
      <style:text-properties style:use-window-font-color="true" style:font-name="Liberation Serif" fo:font-size="12pt" officeooo:rsid="001e6354" officeooo:paragraph-rsid="001e6354" fo:background-color="#ffffff" style:font-size-asian="12pt" style:font-size-complex="12pt"/>
    </style:style>
    <style:style style:name="P107" style:family="paragraph" style:parent-style-name="Text_20_body">
      <style:paragraph-properties fo:margin-top="0cm" fo:margin-bottom="0.499cm" style:contextual-spacing="false"/>
      <style:text-properties style:use-window-font-color="true" style:font-name="Liberation Serif" fo:font-size="12pt" officeooo:rsid="001cd725" officeooo:paragraph-rsid="00280f3a" fo:background-color="#ffffff" style:font-size-asian="12pt" style:font-size-complex="12pt"/>
    </style:style>
    <style:style style:name="P108" style:family="paragraph" style:parent-style-name="Standard">
      <style:paragraph-properties fo:margin-top="0cm" fo:margin-bottom="0.499cm" style:contextual-spacing="false"/>
      <style:text-properties style:font-name="Liberation Serif" fo:font-size="12pt" officeooo:paragraph-rsid="00d935de" fo:background-color="#ffffff" style:font-size-asian="12pt" style:font-size-complex="12pt"/>
    </style:style>
    <style:style style:name="P109" style:family="paragraph" style:parent-style-name="Standard">
      <style:paragraph-properties fo:margin-top="0cm" fo:margin-bottom="0.499cm" style:contextual-spacing="false"/>
      <style:text-properties style:font-name="Liberation Serif" fo:font-size="12pt" officeooo:paragraph-rsid="0263684f" fo:background-color="#ffffff" style:font-size-asian="12pt" style:font-size-complex="12pt"/>
    </style:style>
    <style:style style:name="P110" style:family="paragraph" style:parent-style-name="Standard">
      <style:paragraph-properties fo:margin-top="0cm" fo:margin-bottom="0.499cm" style:contextual-spacing="false"/>
      <style:text-properties style:font-name="Liberation Serif" fo:font-size="12pt" officeooo:rsid="02a6fa28" officeooo:paragraph-rsid="02aa0b11" fo:background-color="#ffffff" style:font-size-asian="12pt" style:font-size-complex="12pt"/>
    </style:style>
    <style:style style:name="P111" style:family="paragraph" style:parent-style-name="Table_20_Contents" style:list-style-name="L1">
      <style:text-properties style:font-name="Liberation Serif"/>
    </style:style>
    <style:style style:name="P112" style:family="paragraph" style:parent-style-name="Table_20_Contents" style:list-style-name="L1">
      <style:text-properties style:font-name="Liberation Serif" officeooo:rsid="022a0ebd" officeooo:paragraph-rsid="022a0ebd"/>
    </style:style>
    <style:style style:name="P113" style:family="paragraph" style:parent-style-name="Table_20_Contents" style:list-style-name="L2">
      <style:text-properties style:font-name="Liberation Serif"/>
    </style:style>
    <style:style style:name="P114" style:family="paragraph" style:parent-style-name="Table_20_Contents" style:list-style-name="L2">
      <style:text-properties style:font-name="Liberation Serif" fo:font-weight="bold" style:font-weight-asian="bold" style:font-weight-complex="bold"/>
    </style:style>
    <style:style style:name="P115" style:family="paragraph" style:parent-style-name="Table_20_Contents" style:list-style-name="L3">
      <style:text-properties style:font-name="Liberation Serif"/>
    </style:style>
    <style:style style:name="P116" style:family="paragraph" style:parent-style-name="Table_20_Contents" style:list-style-name="L4">
      <style:text-properties style:font-name="Liberation Serif" officeooo:paragraph-rsid="0317a713"/>
    </style:style>
    <style:style style:name="P117" style:family="paragraph" style:parent-style-name="Table_20_Contents" style:list-style-name="L5">
      <style:text-properties style:font-name="Liberation Serif"/>
    </style:style>
    <style:style style:name="P118" style:family="paragraph" style:parent-style-name="Table_20_Contents" style:list-style-name="L4"/>
    <style:style style:name="P119" style:family="paragraph" style:parent-style-name="Table_20_Contents" style:list-style-name="L5">
      <style:text-properties officeooo:paragraph-rsid="0255cf48"/>
    </style:style>
    <style:style style:name="P120" style:family="paragraph" style:parent-style-name="Table_20_Contents" style:list-style-name="L5"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121" style:family="paragraph" style:parent-style-name="Table_20_Contents" style:list-style-name="L6">
      <style:text-properties officeooo:paragraph-rsid="026059b2"/>
    </style:style>
    <style:style style:name="P122" style:family="paragraph" style:parent-style-name="Table_20_Contents" style:list-style-name="L6">
      <style:text-properties officeooo:paragraph-rsid="025be4bb"/>
    </style:style>
    <style:style style:name="P123" style:family="paragraph" style:parent-style-name="Table_20_Contents">
      <style:paragraph-properties fo:margin-top="0cm" fo:margin-bottom="0.499cm" style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124" style:family="paragraph" style:parent-style-name="Table_20_Contents">
      <style:paragraph-properties fo:margin-top="0cm" fo:margin-bottom="0.499cm" style:contextual-spacing="false" fo:line-height="144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9c4d" style:font-weight-asian="bold" style:font-weight-complex="bold"/>
    </style:style>
    <style:style style:name="T4" style:family="text">
      <style:text-properties fo:font-weight="bold" officeooo:rsid="01a69e05" style:font-weight-asian="bold" style:font-weight-complex="bold"/>
    </style:style>
    <style:style style:name="T5" style:family="text">
      <style:text-properties fo:font-weight="bold" officeooo:rsid="02257c93" style:font-weight-asian="bold" style:font-weight-complex="bold"/>
    </style:style>
    <style:style style:name="T6" style:family="text">
      <style:text-properties fo:font-weight="bold" officeooo:rsid="02279aa2" style:font-weight-asian="bold" style:font-weight-complex="bold"/>
    </style:style>
    <style:style style:name="T7" style:family="text">
      <style:text-properties fo:font-weight="bold" officeooo:rsid="0259c1d5" style:font-weight-asian="bold" style:font-weight-complex="bold"/>
    </style:style>
    <style:style style:name="T8" style:family="text">
      <style:text-properties fo:font-weight="bold" officeooo:rsid="029a8be8" style:font-weight-asian="bold" style:font-weight-complex="bold"/>
    </style:style>
    <style:style style:name="T9" style:family="text">
      <style:text-properties fo:font-weight="bold" officeooo:rsid="029b6a13" style:font-weight-asian="bold" style:font-weight-complex="bold"/>
    </style:style>
    <style:style style:name="T10" style:family="text">
      <style:text-properties fo:font-weight="bold" officeooo:rsid="029e37a5" style:font-weight-asian="bold" style:font-weight-complex="bold"/>
    </style:style>
    <style:style style:name="T11" style:family="text">
      <style:text-properties fo:font-weight="bold" officeooo:rsid="02a020fb" style:font-weight-asian="bold" style:font-weight-complex="bold"/>
    </style:style>
    <style:style style:name="T12" style:family="text">
      <style:text-properties fo:font-weight="bold" officeooo:rsid="02a3853c" style:font-weight-asian="bold" style:font-weight-complex="bold"/>
    </style:style>
    <style:style style:name="T13" style:family="text">
      <style:text-properties fo:font-weight="bold" officeooo:rsid="02c599df" style:font-weight-asian="bold" style:font-weight-complex="bold"/>
    </style:style>
    <style:style style:name="T14" style:family="text">
      <style:text-properties fo:font-weight="bold" officeooo:rsid="02c767ed" style:font-weight-asian="bold" style:font-weight-complex="bold"/>
    </style:style>
    <style:style style:name="T15" style:family="text">
      <style:text-properties fo:font-weight="bold" officeooo:rsid="02f907d1" style:font-weight-asian="bold" style:font-weight-complex="bold"/>
    </style:style>
    <style:style style:name="T16" style:family="text">
      <style:text-properties fo:font-weight="bold" officeooo:rsid="03025640" style:font-weight-asian="bold" style:font-weight-complex="bold"/>
    </style:style>
    <style:style style:name="T17" style:family="text">
      <style:text-properties fo:font-weight="bold" officeooo:rsid="0303fec1" style:font-weight-asian="bold" style:font-weight-complex="bold"/>
    </style:style>
    <style:style style:name="T18" style:family="text">
      <style:text-properties fo:font-weight="bold" officeooo:rsid="002b6a8c"/>
    </style:style>
    <style:style style:name="T19" style:family="text">
      <style:text-properties fo:font-weight="bold" officeooo:rsid="01469bef"/>
    </style:style>
    <style:style style:name="T20" style:family="text">
      <style:text-properties style:font-name="Liberation Serif"/>
    </style:style>
    <style:style style:name="T21" style:family="text">
      <style:text-properties style:font-name="Liberation Serif" fo:font-size="12pt" fo:font-weight="bold" style:font-size-asian="12pt" style:font-size-complex="12pt"/>
    </style:style>
    <style:style style:name="T22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23" style:family="text">
      <style:text-properties style:font-name="Liberation Serif" fo:font-size="12pt" fo:font-weight="bold" officeooo:rsid="01aa3d50" style:font-size-asian="12pt" style:font-weight-asian="bold" style:font-size-complex="12pt" style:font-weight-complex="bold"/>
    </style:style>
    <style:style style:name="T24" style:family="text">
      <style:text-properties style:font-name="Liberation Serif" fo:font-size="12pt" fo:font-weight="bold" officeooo:rsid="03139836" style:font-size-asian="12pt" style:font-weight-asian="bold" style:font-size-complex="12pt" style:font-weight-complex="bold"/>
    </style:style>
    <style:style style:name="T25" style:family="text">
      <style:text-properties style:font-name="Liberation Serif" fo:font-size="12pt" fo:font-weight="bold" officeooo:rsid="031562a3" style:font-size-asian="12pt" style:font-weight-asian="bold" style:font-size-complex="12pt" style:font-weight-complex="bold"/>
    </style:style>
    <style:style style:name="T26" style:family="text">
      <style:text-properties style:font-name="Liberation Serif" fo:font-size="12pt" style:font-size-asian="12pt" style:font-size-complex="12pt"/>
    </style:style>
    <style:style style:name="T27" style:family="text">
      <style:text-properties style:font-name="Liberation Serif" fo:font-weight="bold" style:font-weight-asian="bold" style:font-weight-complex="bold"/>
    </style:style>
    <style:style style:name="T28" style:family="text">
      <style:text-properties fo:font-variant="normal" fo:text-transform="none"/>
    </style:style>
    <style:style style:name="T29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style:font-name-asian="Times New Roman" style:font-style-asian="normal" style:font-name-complex="Times New Roman"/>
    </style:style>
    <style:style style:name="T30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officeooo:rsid="0026f5df" style:font-name-asian="Times New Roman" style:font-style-asian="normal" style:font-name-complex="Times New Roman"/>
    </style:style>
    <style:style style:name="T31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officeooo:rsid="0028ea32" style:font-name-asian="Times New Roman" style:font-style-asian="normal" style:font-name-complex="Times New Roman"/>
    </style:style>
    <style:style style:name="T32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officeooo:rsid="00d65d23" style:font-name-asian="Times New Roman" style:font-style-asian="normal" style:font-name-complex="Times New Roman"/>
    </style:style>
    <style:style style:name="T33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style:font-name-asian="Times New Roman" style:font-style-asian="normal" style:font-weight-asian="bold" style:font-name-complex="Times New Roman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officeooo:rsid="01a69e05" style:font-name-asian="Times New Roman" style:font-style-asian="normal" style:font-weight-asian="bold" style:font-name-complex="Times New Roman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officeooo:rsid="022804e6" style:font-name-asian="Times New Roman" style:font-style-asian="normal" style:font-weight-asian="bold" style:font-name-complex="Times New Roman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name-asian="Times New Roman" style:font-style-asian="normal" style:font-weight-asian="normal" style:font-name-complex="Times New Roman"/>
    </style:style>
    <style:style style:name="T37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7743e6" style:font-name-asian="Times New Roman" style:font-style-asian="normal" style:font-weight-asian="normal" style:font-name-complex="Times New Roman"/>
    </style:style>
    <style:style style:name="T38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22804e6" style:font-name-asian="Times New Roman" style:font-style-asian="normal" style:font-weight-asian="normal" style:font-name-complex="Times New Roman" style:font-weight-complex="normal"/>
    </style:style>
    <style:style style:name="T39" style:family="text">
      <style:text-properties fo:font-variant="normal" fo:text-transform="none" fo:font-weight="bold" style:font-weight-asian="bold"/>
    </style:style>
    <style:style style:name="T40" style:family="text"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T41" style:family="text">
      <style:text-properties fo:font-variant="normal" fo:text-transform="none" fo:color="#252525" style:font-name="Liberation Serif" fo:font-size="12pt" fo:letter-spacing="normal" fo:font-style="normal" fo:font-weight="normal" officeooo:rsid="024ef236" style:font-size-asian="12pt" style:font-size-complex="12pt"/>
    </style:style>
    <style:style style:name="T42" style:family="text">
      <style:text-properties fo:font-variant="normal" fo:text-transform="none" fo:color="#252525" style:font-name="Liberation Serif" fo:font-size="12pt" fo:letter-spacing="normal" fo:font-style="normal" fo:font-weight="normal" officeooo:rsid="025be4bb" style:font-size-asian="12pt" style:font-size-complex="12pt"/>
    </style:style>
    <style:style style:name="T43" style:family="text">
      <style:text-properties fo:font-variant="normal" fo:text-transform="none" fo:color="#252525" style:font-name="Liberation Serif" fo:font-size="12pt" fo:letter-spacing="normal" fo:font-style="normal" fo:font-weight="normal" officeooo:rsid="02850d4f" style:font-size-asian="12pt" style:font-size-complex="12pt"/>
    </style:style>
    <style:style style:name="T44" style:family="text">
      <style:text-properties fo:font-variant="normal" fo:text-transform="none" fo:color="#252525" style:font-name="Liberation Serif" fo:font-size="12pt" fo:letter-spacing="normal" fo:font-style="normal" fo:font-weight="normal" officeooo:rsid="02a896ef" style:font-size-asian="12pt" style:font-size-complex="12pt"/>
    </style:style>
    <style:style style:name="T45" style:family="text">
      <style:text-properties fo:font-variant="normal" fo:text-transform="none" fo:color="#252525" style:font-name="Liberation Serif" fo:font-size="12pt" fo:letter-spacing="normal" fo:font-style="normal" fo:font-weight="normal" officeooo:rsid="02aa7b2a" style:font-size-asian="12pt" style:font-size-complex="12pt"/>
    </style:style>
    <style:style style:name="T46" style:family="text">
      <style:text-properties fo:font-variant="normal" fo:text-transform="none" fo:color="#252525" style:font-name="Liberation Serif" fo:font-size="12pt" fo:letter-spacing="normal" fo:font-style="normal" fo:font-weight="normal" officeooo:rsid="02cc2977" style:font-size-asian="12pt" style:font-size-complex="12pt"/>
    </style:style>
    <style:style style:name="T47" style:family="text">
      <style:text-properties fo:font-variant="normal" fo:text-transform="none" fo:color="#252525" style:font-name="Liberation Serif" fo:font-size="12pt" fo:letter-spacing="normal" fo:font-style="normal" fo:font-weight="normal" officeooo:rsid="02cc8f95" style:font-size-asian="12pt" style:font-size-complex="12pt"/>
    </style:style>
    <style:style style:name="T48" style:family="text">
      <style:text-properties fo:font-variant="normal" fo:text-transform="none" fo:color="#252525" style:font-name="Liberation Serif" fo:font-size="12pt" fo:letter-spacing="normal" fo:font-style="normal" fo:font-weight="normal" officeooo:rsid="02ccb4d2" style:font-size-asian="12pt" style:font-size-complex="12pt"/>
    </style:style>
    <style:style style:name="T49" style:family="text">
      <style:text-properties fo:font-variant="normal" fo:text-transform="none" fo:color="#252525" style:font-name="Liberation Serif" fo:font-size="12pt" fo:letter-spacing="normal" fo:font-style="normal" fo:font-weight="normal" officeooo:rsid="02d2ec66" style:font-size-asian="12pt" style:font-size-complex="12pt"/>
    </style:style>
    <style:style style:name="T50" style:family="text">
      <style:text-properties fo:font-variant="normal" fo:text-transform="none" fo:color="#252525" style:font-name="Liberation Serif" fo:font-size="12pt" fo:letter-spacing="normal" fo:font-style="normal" fo:font-weight="normal" officeooo:rsid="02da0a91" style:font-size-asian="12pt" style:font-size-complex="12pt"/>
    </style:style>
    <style:style style:name="T51" style:family="text">
      <style:text-properties fo:font-variant="normal" fo:text-transform="none" fo:color="#252525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52" style:family="text">
      <style:text-properties fo:font-variant="normal" fo:text-transform="none" fo:color="#252525" style:font-name="Liberation Serif" fo:font-size="12pt" fo:letter-spacing="normal" fo:font-style="normal" fo:font-weight="normal" officeooo:rsid="02b2c5b0" style:font-size-asian="12pt" style:font-weight-asian="normal" style:font-size-complex="12pt" style:font-weight-complex="normal"/>
    </style:style>
    <style:style style:name="T53" style:family="text">
      <style:text-properties fo:font-variant="normal" fo:text-transform="none" fo:color="#252525" style:font-name="Liberation Serif" fo:font-size="12pt" fo:letter-spacing="normal" fo:font-style="normal" fo:font-weight="normal" officeooo:rsid="02b34db0" style:font-size-asian="12pt" style:font-weight-asian="normal" style:font-size-complex="12pt" style:font-weight-complex="normal"/>
    </style:style>
    <style:style style:name="T54" style:family="text">
      <style:text-properties fo:font-variant="normal" fo:text-transform="none" fo:color="#252525" style:font-name="Liberation Serif" fo:font-size="12pt" fo:letter-spacing="normal" fo:font-style="normal" fo:font-weight="normal" officeooo:rsid="025a136c" style:font-size-asian="12pt" style:font-weight-asian="normal" style:font-size-complex="12pt" style:font-weight-complex="normal"/>
    </style:style>
    <style:style style:name="T55" style:family="text">
      <style:text-properties fo:font-variant="normal" fo:text-transform="none" fo:color="#252525" style:font-name="Liberation Serif" fo:font-size="12pt" fo:letter-spacing="normal" fo:font-style="normal" fo:font-weight="normal" officeooo:rsid="025a7d86" style:font-size-asian="12pt" style:font-weight-asian="normal" style:font-size-complex="12pt" style:font-weight-complex="normal"/>
    </style:style>
    <style:style style:name="T56" style:family="text">
      <style:text-properties fo:font-variant="normal" fo:text-transform="none" fo:color="#252525" style:font-name="Liberation Serif" fo:font-size="12pt" fo:letter-spacing="normal" fo:font-style="normal" fo:font-weight="normal" officeooo:rsid="025b8e42" style:font-size-asian="12pt" style:font-weight-asian="normal" style:font-size-complex="12pt" style:font-weight-complex="normal"/>
    </style:style>
    <style:style style:name="T57" style:family="text">
      <style:text-properties fo:font-variant="normal" fo:text-transform="none" fo:color="#252525" style:font-name="Liberation Serif" fo:font-size="12pt" fo:letter-spacing="normal" fo:font-style="normal" fo:font-weight="normal" officeooo:rsid="025c4b6a" style:font-size-asian="12pt" style:font-weight-asian="normal" style:font-size-complex="12pt" style:font-weight-complex="normal"/>
    </style:style>
    <style:style style:name="T58" style:family="text">
      <style:text-properties fo:font-variant="normal" fo:text-transform="none" fo:color="#252525" style:font-name="Liberation Serif" fo:font-size="12pt" fo:letter-spacing="normal" fo:font-style="normal" fo:font-weight="normal" officeooo:rsid="0303d2c5" style:font-size-asian="12pt" style:font-weight-asian="normal" style:font-size-complex="12pt" style:font-weight-complex="normal"/>
    </style:style>
    <style:style style:name="T59" style:family="text">
      <style:text-properties fo:font-variant="normal" fo:text-transform="none" fo:color="#252525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60" style:family="text">
      <style:text-properties fo:font-variant="normal" fo:text-transform="none" fo:color="#252525" style:font-name="Liberation Serif" fo:font-size="12pt" fo:letter-spacing="normal" fo:font-style="normal" fo:font-weight="bold" officeooo:rsid="0233e0e7" style:font-size-asian="12pt" style:font-weight-asian="bold" style:font-size-complex="12pt" style:font-weight-complex="bold"/>
    </style:style>
    <style:style style:name="T61" style:family="text">
      <style:text-properties fo:font-variant="normal" fo:text-transform="none" fo:color="#252525" style:font-name="Liberation Serif" fo:font-size="12pt" fo:letter-spacing="normal" fo:font-style="normal" fo:font-weight="bold" officeooo:rsid="025be4bb" style:font-size-asian="12pt" style:font-weight-asian="bold" style:font-size-complex="12pt" style:font-weight-complex="bold"/>
    </style:style>
    <style:style style:name="T62" style:family="text">
      <style:text-properties fo:font-variant="normal" fo:text-transform="none" fo:color="#252525" style:font-name="Liberation Serif" fo:font-size="12pt" fo:letter-spacing="normal" fo:font-style="normal" fo:font-weight="bold" officeooo:rsid="02850d4f" style:font-size-asian="12pt" style:font-weight-asian="bold" style:font-size-complex="12pt" style:font-weight-complex="bold"/>
    </style:style>
    <style:style style:name="T63" style:family="text">
      <style:text-properties fo:font-variant="normal" fo:text-transform="none" fo:color="#252525" style:font-name="Liberation Serif" fo:font-size="12pt" fo:letter-spacing="normal" fo:font-style="normal" fo:font-weight="bold" officeooo:rsid="02859bcd" style:font-size-asian="12pt" style:font-weight-asian="bold" style:font-size-complex="12pt" style:font-weight-complex="bold"/>
    </style:style>
    <style:style style:name="T64" style:family="text">
      <style:text-properties fo:font-variant="normal" fo:text-transform="none" fo:color="#252525" style:font-name="Liberation Serif" fo:font-size="12pt" fo:letter-spacing="normal" fo:font-style="normal" fo:font-weight="bold" officeooo:rsid="02b34db0" style:font-size-asian="12pt" style:font-weight-asian="bold" style:font-size-complex="12pt" style:font-weight-complex="bold"/>
    </style:style>
    <style:style style:name="T65" style:family="text">
      <style:text-properties fo:font-variant="normal" fo:text-transform="none" fo:color="#252525" style:font-name="Liberation Serif" fo:font-size="12pt" fo:letter-spacing="normal" fo:font-style="normal" fo:font-weight="bold" officeooo:rsid="02b551af" style:font-size-asian="12pt" style:font-weight-asian="bold" style:font-size-complex="12pt" style:font-weight-complex="bold"/>
    </style:style>
    <style:style style:name="T66" style:family="text">
      <style:text-properties fo:font-variant="normal" fo:text-transform="none" fo:color="#252525" style:font-name="Liberation Serif" fo:font-size="12pt" fo:letter-spacing="normal" fo:font-style="normal" fo:font-weight="bold" officeooo:rsid="025a136c" style:font-size-asian="12pt" style:font-weight-asian="bold" style:font-size-complex="12pt" style:font-weight-complex="bold"/>
    </style:style>
    <style:style style:name="T67" style:family="text">
      <style:text-properties fo:font-variant="normal" fo:text-transform="none" fo:color="#252525" style:font-name="Liberation Serif" fo:font-size="12pt" fo:letter-spacing="normal" fo:font-style="normal" fo:font-weight="bold" officeooo:rsid="025c4b6a" style:font-size-asian="12pt" style:font-weight-asian="bold" style:font-size-complex="12pt" style:font-weight-complex="bold"/>
    </style:style>
    <style:style style:name="T68" style:family="text">
      <style:text-properties fo:font-variant="normal" fo:text-transform="none" fo:color="#252525" style:font-name="Liberation Serif" fo:font-size="12pt" fo:letter-spacing="normal" fo:font-style="normal" fo:font-weight="bold" officeooo:rsid="025e49b5" style:font-size-asian="12pt" style:font-weight-asian="bold" style:font-size-complex="12pt" style:font-weight-complex="bold"/>
    </style:style>
    <style:style style:name="T69" style:family="text">
      <style:text-properties fo:font-variant="normal" fo:text-transform="none" fo:color="#252525" style:font-name="Liberation Serif" fo:font-size="12pt" fo:letter-spacing="normal" fo:font-style="normal" fo:font-weight="bold" officeooo:rsid="02ccb4d2" style:font-size-asian="12pt" style:font-weight-asian="bold" style:font-size-complex="12pt" style:font-weight-complex="bold"/>
    </style:style>
    <style:style style:name="T70" style:family="text">
      <style:text-properties fo:font-variant="normal" fo:text-transform="none" fo:color="#252525" style:font-name="Liberation Serif" fo:font-size="12pt" fo:letter-spacing="normal" fo:font-style="normal" fo:font-weight="bold" officeooo:rsid="02d56bd2" style:font-size-asian="12pt" style:font-weight-asian="bold" style:font-size-complex="12pt" style:font-weight-complex="bold"/>
    </style:style>
    <style:style style:name="T71" style:family="text">
      <style:text-properties fo:font-variant="normal" fo:text-transform="none" fo:color="#252525" style:font-name="Liberation Serif" fo:font-size="12pt" fo:letter-spacing="normal" fo:font-style="normal" fo:font-weight="bold" officeooo:rsid="02da0a91" style:font-size-asian="12pt" style:font-weight-asian="bold" style:font-size-complex="12pt" style:font-weight-complex="bold"/>
    </style:style>
    <style:style style:name="T72" style:family="text">
      <style:text-properties fo:font-variant="normal" fo:text-transform="none" fo:color="#252525" style:font-name="Liberation Mono" fo:font-size="12pt" fo:letter-spacing="normal" fo:font-style="normal" fo:font-weight="bold" style:font-size-asian="12pt" style:font-weight-asian="bold" style:font-size-complex="12pt" style:font-weight-complex="bold"/>
    </style:style>
    <style:style style:name="T73" style:family="text">
      <style:text-properties fo:font-variant="normal" fo:text-transform="none" fo:color="#252525" style:font-name="Liberation Mono" fo:font-size="12pt" fo:letter-spacing="normal" fo:font-style="normal" fo:font-weight="bold" officeooo:rsid="02627bf6" style:font-size-asian="12pt" style:font-weight-asian="bold" style:font-size-complex="12pt" style:font-weight-complex="bold"/>
    </style:style>
    <style:style style:name="T74" style:family="text">
      <style:text-properties fo:font-variant="normal" fo:text-transform="none" fo:color="#252525" style:font-name="Liberation Mono" fo:font-size="12pt" fo:letter-spacing="normal" fo:font-style="normal" fo:font-weight="bold" officeooo:rsid="02d2ec66" style:font-size-asian="12pt" style:font-weight-asian="bold" style:font-size-complex="12pt" style:font-weight-complex="bold"/>
    </style:style>
    <style:style style:name="T75" style:family="text">
      <style:text-properties fo:font-variant="normal" fo:text-transform="none" fo:color="#252525" style:font-name="Liberation Mono" fo:font-size="12pt" fo:letter-spacing="normal" fo:font-style="normal" fo:font-weight="bold" officeooo:rsid="02d022bc" style:font-size-asian="12pt" style:font-weight-asian="bold" style:font-size-complex="12pt" style:font-weight-complex="bold"/>
    </style:style>
    <style:style style:name="T76" style:family="text">
      <style:text-properties fo:font-variant="normal" fo:text-transform="none" fo:color="#252525" style:font-name="Liberation Mono" fo:font-size="12pt" fo:letter-spacing="normal" fo:font-style="normal" fo:font-weight="bold" officeooo:rsid="02d05121" style:font-size-asian="12pt" style:font-weight-asian="bold" style:font-size-complex="12pt" style:font-weight-complex="bold"/>
    </style:style>
    <style:style style:name="T77" style:family="text">
      <style:text-properties fo:font-variant="normal" fo:text-transform="none" fo:color="#252525" style:font-name="Liberation Mono" fo:font-size="12pt" fo:letter-spacing="normal" fo:font-style="normal" fo:font-weight="bold" officeooo:rsid="02da0a91" style:font-size-asian="12pt" style:font-weight-asian="bold" style:font-size-complex="12pt" style:font-weight-complex="bold"/>
    </style:style>
    <style:style style:name="T78" style:family="text">
      <style:text-properties fo:font-variant="normal" fo:text-transform="none" fo:color="#252525" style:font-name="Liberation Mono" fo:font-size="12pt" fo:letter-spacing="normal" fo:font-style="normal" fo:font-weight="bold" officeooo:rsid="030cd850" style:font-size-asian="12pt" style:font-weight-asian="bold" style:font-size-complex="12pt" style:font-weight-complex="bold"/>
    </style:style>
    <style:style style:name="T79" style:family="text">
      <style:text-properties fo:font-variant="normal" fo:text-transform="none" fo:color="#252525" style:font-name="Liberation Mono" fo:letter-spacing="normal" fo:font-style="normal" fo:font-weight="bold" style:font-weight-asian="bold" style:font-weight-complex="bold"/>
    </style:style>
    <style:style style:name="T80" style:family="text">
      <style:text-properties officeooo:rsid="00afbde1"/>
    </style:style>
    <style:style style:name="T81" style:family="text">
      <style:text-properties fo:language="en" fo:country="US" fo:font-weight="bold" officeooo:rsid="02257c93" style:font-weight-asian="bold" style:font-weight-complex="bold"/>
    </style:style>
    <style:style style:name="T82" style:family="text">
      <style:text-properties officeooo:rsid="00fc7a28"/>
    </style:style>
    <style:style style:name="T83" style:family="text">
      <style:text-properties officeooo:rsid="00fd8514"/>
    </style:style>
    <style:style style:name="T84" style:family="text">
      <style:text-properties officeooo:rsid="002d4cf0"/>
    </style:style>
    <style:style style:name="T85" style:family="text">
      <style:text-properties officeooo:rsid="002f4af5"/>
    </style:style>
    <style:style style:name="T86" style:family="text">
      <style:text-properties officeooo:rsid="001cd725"/>
    </style:style>
    <style:style style:name="T87" style:family="text">
      <style:text-properties fo:font-weight="normal" style:font-weight-asian="normal" style:font-weight-complex="normal"/>
    </style:style>
    <style:style style:name="T88" style:family="text">
      <style:text-properties fo:font-weight="normal" officeooo:rsid="029a8be8" style:font-weight-asian="normal" style:font-weight-complex="normal"/>
    </style:style>
    <style:style style:name="T89" style:family="text">
      <style:text-properties officeooo:rsid="01c0b582"/>
    </style:style>
    <style:style style:name="T90" style:family="text">
      <style:text-properties officeooo:rsid="02270847"/>
    </style:style>
    <style:style style:name="T91" style:family="text">
      <style:text-properties officeooo:rsid="02279aa2"/>
    </style:style>
    <style:style style:name="T92" style:family="text">
      <style:text-properties fo:color="#252525" style:font-name="Liberation Serif" fo:font-size="12pt" fo:font-weight="bold" style:font-size-asian="12pt" style:font-weight-asian="bold" style:font-size-complex="12pt" style:font-weight-complex="bold"/>
    </style:style>
    <style:style style:name="T93" style:family="text">
      <style:text-properties fo:color="#252525" style:font-name="Liberation Serif" fo:font-size="12pt" fo:font-weight="bold" officeooo:rsid="02673542" style:font-size-asian="12pt" style:font-weight-asian="bold" style:font-size-complex="12pt" style:font-weight-complex="bold"/>
    </style:style>
    <style:style style:name="T94" style:family="text">
      <style:text-properties fo:color="#252525" style:font-name="Liberation Serif" fo:font-size="12pt" fo:font-weight="bold" officeooo:rsid="029141fa" style:font-size-asian="12pt" style:font-weight-asian="bold" style:font-size-complex="12pt" style:font-weight-complex="bold"/>
    </style:style>
    <style:style style:name="T95" style:family="text">
      <style:text-properties fo:color="#252525" style:font-name="Liberation Serif" fo:font-size="12pt" fo:font-weight="bold" officeooo:rsid="02e68960" style:font-size-asian="12pt" style:font-weight-asian="bold" style:font-size-complex="12pt" style:font-weight-complex="bold"/>
    </style:style>
    <style:style style:name="T96" style:family="text">
      <style:text-properties fo:color="#252525" style:font-name="Liberation Serif" fo:font-size="12pt" fo:font-weight="bold" officeooo:rsid="02e79109" style:font-size-asian="12pt" style:font-weight-asian="bold" style:font-size-complex="12pt" style:font-weight-complex="bold"/>
    </style:style>
    <style:style style:name="T97" style:family="text">
      <style:text-properties fo:color="#252525" style:font-name="Liberation Serif" fo:font-size="12pt" fo:font-weight="bold" officeooo:rsid="02e94ba9" style:font-size-asian="12pt" style:font-weight-asian="bold" style:font-size-complex="12pt" style:font-weight-complex="bold"/>
    </style:style>
    <style:style style:name="T98" style:family="text">
      <style:text-properties fo:color="#252525" style:font-name="Liberation Serif" fo:font-size="12pt" fo:font-weight="normal" style:font-size-asian="12pt" style:font-size-complex="12pt"/>
    </style:style>
    <style:style style:name="T99" style:family="text">
      <style:text-properties fo:color="#252525" style:font-name="Liberation Serif" fo:font-size="12pt" fo:font-weight="normal" officeooo:rsid="02673542" style:font-size-asian="12pt" style:font-size-complex="12pt"/>
    </style:style>
    <style:style style:name="T100" style:family="text">
      <style:text-properties fo:color="#252525" style:font-name="Liberation Serif" fo:font-size="12pt" fo:font-weight="normal" officeooo:rsid="02922217" style:font-size-asian="12pt" style:font-size-complex="12pt"/>
    </style:style>
    <style:style style:name="T101" style:family="text">
      <style:text-properties fo:color="#252525" style:font-name="Liberation Serif" fo:font-size="12pt" fo:font-weight="normal" style:font-size-asian="12pt" style:font-weight-asian="normal" style:font-size-complex="12pt" style:font-weight-complex="normal"/>
    </style:style>
    <style:style style:name="T102" style:family="text">
      <style:text-properties fo:color="#252525" style:font-name="Liberation Serif" fo:font-size="12pt" fo:font-weight="normal" officeooo:rsid="02e79109" style:font-size-asian="12pt" style:font-weight-asian="normal" style:font-size-complex="12pt" style:font-weight-complex="normal"/>
    </style:style>
    <style:style style:name="T103" style:family="text">
      <style:text-properties fo:color="#252525" style:font-name="Liberation Serif" fo:font-size="12pt" fo:font-weight="normal" officeooo:rsid="02e94ba9" style:font-size-asian="12pt" style:font-weight-asian="normal" style:font-size-complex="12pt" style:font-weight-complex="normal"/>
    </style:style>
    <style:style style:name="T104" style:family="text">
      <style:text-properties style:font-name="Liberation Mono" fo:font-weight="bold" style:font-weight-asian="bold" style:font-weight-complex="bold"/>
    </style:style>
    <style:style style:name="T105" style:family="text">
      <style:text-properties style:font-name="Liberation Mono" fo:font-weight="bold" officeooo:rsid="028086e8" style:font-weight-asian="bold" style:font-weight-complex="bold"/>
    </style:style>
    <style:style style:name="T106" style:family="text">
      <style:text-properties style:font-name="Liberation Mono" fo:font-weight="bold" officeooo:rsid="02d05121" style:font-weight-asian="bold" style:font-weight-complex="bold"/>
    </style:style>
    <style:style style:name="T107" style:family="text">
      <style:text-properties style:font-name="Liberation Mono" fo:font-weight="bold" officeooo:rsid="02da0a91" style:font-weight-asian="bold" style:font-weight-complex="bold"/>
    </style:style>
    <style:style style:name="T108" style:family="text">
      <style:text-properties style:font-name="Liberation Mono" fo:font-size="12pt" fo:font-weight="bold" officeooo:rsid="0309c20b" style:font-size-asian="12pt" style:font-weight-asian="bold" style:font-size-complex="12pt" style:font-weight-complex="bold"/>
    </style:style>
    <style:style style:name="T109" style:family="text">
      <style:text-properties style:font-name="Liberation Mono" fo:font-size="12pt" style:font-size-asian="12pt" style:font-size-complex="12pt"/>
    </style:style>
    <style:style style:name="T110" style:family="text">
      <style:text-properties officeooo:rsid="0278ccce"/>
    </style:style>
    <style:style style:name="T111" style:family="text">
      <style:text-properties officeooo:rsid="027a2478"/>
    </style:style>
    <style:style style:name="T112" style:family="text">
      <style:text-properties officeooo:rsid="0283b686"/>
    </style:style>
    <style:style style:name="T113" style:family="text">
      <style:text-properties officeooo:rsid="029a8be8"/>
    </style:style>
    <style:style style:name="T114" style:family="text">
      <style:text-properties officeooo:rsid="02a020fb"/>
    </style:style>
    <style:style style:name="T115" style:family="text">
      <style:text-properties officeooo:rsid="02c599df"/>
    </style:style>
    <style:style style:name="T116" style:family="text">
      <style:text-properties officeooo:rsid="02c767ed"/>
    </style:style>
    <style:style style:name="T117" style:family="text">
      <style:text-properties officeooo:rsid="02da0a91"/>
    </style:style>
    <style:style style:name="T118" style:family="text">
      <style:text-properties officeooo:rsid="02e49a95"/>
    </style:style>
    <style:style style:name="T119" style:family="text">
      <style:text-properties officeooo:rsid="02f0b0af"/>
    </style:style>
    <style:style style:name="T120" style:family="text">
      <style:text-properties officeooo:rsid="02f0fd53"/>
    </style:style>
    <style:style style:name="T121" style:family="text">
      <style:text-properties officeooo:rsid="02f907d1"/>
    </style:style>
    <style:style style:name="T122" style:family="text">
      <style:text-properties officeooo:rsid="03025640"/>
    </style:style>
    <style:style style:name="T123" style:family="text">
      <style:text-properties officeooo:rsid="03025cd7"/>
    </style:style>
    <style:style style:name="T124" style:family="text">
      <style:text-properties officeooo:rsid="0311773b"/>
    </style:style>
    <style:style style:name="T125" style:family="text">
      <style:text-properties officeooo:rsid="0311c9ad"/>
    </style:style>
    <style:style style:name="T126" style:family="text">
      <style:text-properties officeooo:rsid="00371e2f"/>
    </style:style>
    <style:style style:name="T127" style:family="text">
      <style:text-properties officeooo:rsid="0263684f"/>
    </style:style>
    <style:style style:name="T128" style:family="text">
      <style:text-properties officeooo:rsid="0319580e"/>
    </style:style>
    <style:style style:name="T129" style:family="text">
      <style:text-properties officeooo:rsid="031a2f85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bookmark text:name="firstHeading"/>Python/C3/<text:span text:style-name="T90">Manipulating-</text:span><text:span text:style-name="T5">Strings</text:span>/English</text:h>
      <text:p text:style-name="P3"/>
      <text:p text:style-name="P4"><text:span text:style-name="T1">Title of script</text:span>: <text:span text:style-name="T2"><text:s/></text:span><text:span text:style-name="T3"><text:s/></text:span><text:span text:style-name="T4"><text:s/></text:span><text:span text:style-name="T6">Manipulating </text:span><text:span text:style-name="T5">Strings</text:span></text:p>
      <text:p text:style-name="P5">Author: <text:span text:style-name="T80">Puneeth, Thirumalesh <text:s/>H S</text:span></text:p>
      <text:p text:style-name="P2"><text:span text:style-name="T21">Keywords: </text:span><text:span text:style-name="T22">Python</text:span><text:span text:style-name="T21">, </text:span><text:span text:style-name="T22">IPython, </text:span><text:span text:style-name="T24">for</text:span><text:span text:style-name="T23"> loop, </text:span><text:span text:style-name="T24">join, strings, list, </text:span><text:span text:style-name="T25">striding, string slicing</text:span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Visual Cue </text:p>
          </table:table-cell>
          <table:table-cell table:style-name="Table1.B1" office:value-type="string">
            <text:p text:style-name="P103">Narration</text:p>
          </table:table-cell>
        </table:table-row>
        <table:table-row>
          <table:table-cell table:style-name="Table1.A2" office:value-type="string">
            <text:p text:style-name="P7">Show Slide </text:p>
            <text:p text:style-name="P7">Containing title, name of the production team along with the logo of MHRD </text:p>
          </table:table-cell>
          <table:table-cell table:style-name="Table1.B2" office:value-type="string">
            <text:p text:style-name="P7">Hello friends and welcome to the spoken tutorial on '<text:span text:style-name="T6">Manipulating</text:span><text:span text:style-name="T91"> </text:span><text:span text:style-name="T81">Strings</text:span>'. </text:p>
          </table:table-cell>
        </table:table-row>
        <table:table-row>
          <table:table-cell table:style-name="Table1.A2" office:value-type="string">
            <text:p text:style-name="P7">Show Slide <text:s/></text:p>
            <text:p text:style-name="P7"><text:span text:style-name="T82">O</text:span>bjectives </text:p>
            <text:p text:style-name="P7"/>
          </table:table-cell>
          <table:table-cell table:style-name="Table1.B2" office:value-type="string">
            <text:p text:style-name="P10">At the end of this tutorial, you will be able to,</text:p>
            <text:p text:style-name="P10"/>
            <text:list xml:id="list2318073264342026360" text:style-name="L1">
              <text:list-item>
                <text:p text:style-name="P111"><text:span text:style-name="T2"><text:s/>Slice</text:span> <text:span text:style-name="T2">strings</text:span> and get <text:span text:style-name="T2">sub-strings</text:span> out of them.</text:p>
              </text:list-item>
              <text:list-item>
                <text:p text:style-name="P112"><text:s/>Reverse <text:span text:style-name="T2">strings</text:span>.</text:p>
              </text:list-item>
              <text:list-item>
                <text:p text:style-name="P111"><text:s/>Replace characters in <text:span text:style-name="T2">strings</text:span>.</text:p>
              </text:list-item>
              <text:list-item>
                <text:p text:style-name="P111"><text:s/>Convert <text:span text:style-name="T2">strings</text:span> to upper or lower case.</text:p>
              </text:list-item>
              <text:list-item>
                <text:p text:style-name="P111"><text:s/><text:span text:style-name="T2">Join</text:span> a <text:span text:style-name="T2">list</text:span> <text:span text:style-name="T16">elements</text:span><text:span text:style-name="T122"> to form</text:span> <text:span text:style-name="T123">a </text:span><text:span text:style-name="T2">string</text:span>.</text:p>
              </text:list-item>
            </text:list>
            <text:p text:style-name="P7"/>
          </table:table-cell>
        </table:table-row>
        <table:table-row>
          <table:table-cell table:style-name="Table1.A2" office:value-type="string">
            <text:p text:style-name="P7">Show Slide </text:p>
            <text:p text:style-name="P7">System <text:span text:style-name="T83">Specifications</text:span> </text:p>
          </table:table-cell>
          <table:table-cell table:style-name="Table1.B2" office:value-type="string">
            <text:p text:style-name="P7">To record this tutorial, I am using </text:p>
            <text:list xml:id="list3549570181869511031" text:style-name="L2">
              <text:list-item>
                <text:p text:style-name="P113"><text:span text:style-name="T1">Ubuntu Linux 14.04</text:span> operating system</text:p>
              </text:list-item>
              <text:list-item>
                <text:p text:style-name="P114">Python 2.7.6</text:p>
              </text:list-item>
              <text:list-item>
                <text:p text:style-name="P113"><text:span text:style-name="T2">IPython</text:span><text:span text:style-name="T1"> </text:span><text:span text:style-name="T18">4</text:span><text:span text:style-name="T1">.</text:span><text:span text:style-name="T19">0.0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7">Show Slide </text:p>
            <text:p text:style-name="P7">Pre-requisite <text:s/></text:p>
            <text:p text:style-name="P7"/>
          </table:table-cell>
          <table:table-cell table:style-name="Table1.B2" office:value-type="string">
            <text:p text:style-name="P7"><text:span text:style-name="T30">To </text:span><text:span text:style-name="T31">practice</text:span><text:span text:style-name="T30"> this tutorial, you should know how to</text:span></text:p>
            <text:list xml:id="list5137626477647648566" text:style-name="L3">
              <text:list-item>
                <text:p text:style-name="P115"><text:span text:style-name="T30">use </text:span><text:span text:style-name="T35">strings</text:span><text:span text:style-name="T34"> </text:span><text:span text:style-name="T38">and </text:span><text:span text:style-name="T35">lists</text:span></text:p>
              </text:list-item>
              <text:list-item>
                <text:p text:style-name="P115"><text:span text:style-name="T32">u</text:span><text:span text:style-name="T29">se</text:span><text:span text:style-name="T33"> </text:span><text:span text:style-name="T35">basic datatypes </text:span><text:span text:style-name="T38">and</text:span><text:span text:style-name="T35"> operators</text:span></text:p>
              </text:list-item>
            </text:list>
            <text:p text:style-name="P7">If not, see the pre-requisite <text:span text:style-name="T2">Python</text:span> tutorials on this website.</text:p>
          </table:table-cell>
        </table:table-row>
        <table:table-row>
          <table:table-cell table:style-name="Table1.A2" office:value-type="string">
            <text:p text:style-name="P7">[Terminal]</text:p>
            <text:p text:style-name="P11">ipython</text:p>
            <text:p text:style-name="P7"><text:span text:style-name="T28">then press</text:span><text:span text:style-name="T39"> Enter</text:span></text:p>
          </table:table-cell>
          <table:table-cell table:style-name="Table1.B2" office:value-type="string">
            <text:p text:style-name="P7">Let us start <text:span text:style-name="T2">ipython</text:span> </text:p>
            <text:p text:style-name="P7"/>
            <text:p text:style-name="P7"><text:span text:style-name="T37">O</text:span><text:span text:style-name="T36">pen the </text:span><text:span text:style-name="T33">terminal</text:span><text:span text:style-name="T36"> and type <text:s/></text:span><text:span text:style-name="T33">ipython</text:span></text:p>
          </table:table-cell>
        </table:table-row>
        <table:table-row>
          <table:table-cell table:style-name="Table1.A2" office:value-type="string">
            <text:p text:style-name="P18">Show Slide</text:p>
            <text:p text:style-name="P18"/>
            <text:p text:style-name="P18">string slicing</text:p>
          </table:table-cell>
          <table:table-cell table:style-name="Table1.B2" office:value-type="string">
            <text:p text:style-name="P12">String slicing <text:span text:style-name="T87">allows us to obtain </text:span>sub-strings<text:span text:style-name="T87">.</text:span></text:p>
            <text:p text:style-name="P18"/>
            <text:p text:style-name="P33">Syntax:</text:p>
            <text:p text:style-name="P34"><text:span text:style-name="T2">string_name[start: stop:</text:span> <text:s/><text:span text:style-name="T115">[</text:span><text:span text:style-name="T10">step</text:span><text:span text:style-name="T13">]</text:span><text:span text:style-name="T10">]</text:span></text:p>
          </table:table-cell>
        </table:table-row>
        <table:table-row>
          <table:table-cell table:style-name="Table1.A2" office:value-type="string">
            <text:p text:style-name="P16">[IPython <text:span text:style-name="T89">Terminal</text:span>]</text:p>
            <text:p text:style-name="P16"/>
            <text:p text:style-name="P52">data = 'python'</text:p>
            <text:p text:style-name="P52">print data[0:3]</text:p>
          </table:table-cell>
          <table:table-cell table:style-name="Table1.B2" office:value-type="string">
            <text:p text:style-name="P19">For example, </text:p>
            <text:p text:style-name="P17">Type</text:p>
            <text:p text:style-name="P17"/>
            <text:p text:style-name="P52">data = 'python'</text:p>
            <text:p text:style-name="P52">print data[0:3]</text:p>
          </table:table-cell>
        </table:table-row>
        <text:soft-page-break/>
        <table:table-row>
          <table:table-cell table:style-name="Table1.A2" office:value-type="string">
            <text:p text:style-name="P23">[IPython <text:span text:style-name="T89">Terminal</text:span>]</text:p>
            <text:p text:style-name="P23"/>
            <text:p text:style-name="P20">Highlight <text:span text:style-name="T2">output </text:span><text:span text:style-name="T104">'pyt'</text:span></text:p>
          </table:table-cell>
          <table:table-cell table:style-name="Table1.B2" office:value-type="string">
            <text:p text:style-name="P21">We <text:span text:style-name="T114">get </text:span><text:span text:style-name="T11">sliced substring</text:span><text:span text:style-name="T114"> as </text:span><text:span text:style-name="T104">'pyt'</text:span></text:p>
          </table:table-cell>
        </table:table-row>
        <table:table-row>
          <table:table-cell table:style-name="Table1.A2" office:value-type="string">
            <text:p text:style-name="P23"/>
          </table:table-cell>
          <table:table-cell table:style-name="Table1.B2" office:value-type="string">
            <text:p text:style-name="P104">Note that, we are <text:span text:style-name="T2">slicing</text:span> the <text:span text:style-name="T2">string</text:span> from the <text:span text:style-name="T2">index</text:span> 0 to 3. </text:p>
            <text:p text:style-name="P35"/>
            <text:p text:style-name="P35"><text:span text:style-name="T113">By doing so, the </text:span><text:span text:style-name="T8">string element </text:span><text:span text:style-name="T88">at </text:span><text:span text:style-name="T8">index </text:span><text:span text:style-name="T9">3 </text:span><text:span text:style-name="T12">'h'</text:span><text:span text:style-name="T9"> </text:span><text:span text:style-name="T88">is skipped.</text:span></text:p>
            <text:p text:style-name="P22"/>
          </table:table-cell>
        </table:table-row>
        <table:table-row>
          <table:table-cell table:style-name="Table1.A2" office:value-type="string">
            <text:p text:style-name="P15"/>
            <text:p text:style-name="P15">[IPython <text:span text:style-name="T89">Terminal</text:span>]</text:p>
            <text:p text:style-name="P15"/>
            <text:p text:style-name="P7"><text:span text:style-name="T104">week = ["sun", "mon", "tue", "wed", "thu", "fri", "sat"]</text:span><text:line-break/></text:p>
          </table:table-cell>
          <table:table-cell table:style-name="Table1.B2" office:value-type="string">
            <text:p text:style-name="Table_20_Contents"><text:span text:style-name="T52">Let us </text:span><text:span text:style-name="T53">create a </text:span><text:span text:style-name="T64">list</text:span><text:span text:style-name="T59"> </text:span><text:span text:style-name="Teletype"><text:span text:style-name="T59">week</text:span></text:span><text:span text:style-name="Teletype"><text:span text:style-name="T64"> </text:span></text:span><text:span text:style-name="Teletype"><text:span text:style-name="T58">which has</text:span></text:span><text:span text:style-name="T40"> names of the days of the week </text:span></text:p>
            <text:p text:style-name="P13"/>
          </table:table-cell>
        </table:table-row>
        <table:table-row>
          <table:table-cell table:style-name="Table1.A2" office:value-type="string">
            <text:p text:style-name="P7">[IPython <text:span text:style-name="T89">Terminal</text:span>]</text:p>
            <text:p text:style-name="P7"/>
            <text:p text:style-name="P7"><text:span text:style-name="T104">s = "saturday"</text:span><text:line-break/></text:p>
          </table:table-cell>
          <table:table-cell table:style-name="Table1.B2" office:value-type="string">
            <text:p text:style-name="P76"><text:span text:style-name="T40">Now given a </text:span><text:span text:style-name="T59">string </text:span><text:span text:style-name="Teletype"><text:span text:style-name="T59">s</text:span></text:span><text:span text:style-name="T40">, </text:span></text:p>
            <text:p text:style-name="P80"/>
            <text:p text:style-name="P77"><text:span text:style-name="T45">let us</text:span><text:span text:style-name="T40"> check if </text:span><text:span text:style-name="T44">it</text:span><text:span text:style-name="T40"> </text:span><text:span text:style-name="T44">contains</text:span><text:span text:style-name="T40"> valid name of a day or not. </text:span></text:p>
            <text:p text:style-name="P78"/>
            <text:p text:style-name="P81">For example, let</text:p>
            <text:p text:style-name="P81"/>
            <text:p text:style-name="P87">s = "saturday"</text:p>
          </table:table-cell>
        </table:table-row>
        <table:table-row>
          <table:table-cell table:style-name="Table1.A2" office:value-type="string">
            <text:p text:style-name="P7">[IPython Terminal]</text:p>
            <text:p text:style-name="P7"/>
            <text:p text:style-name="P50">s[0:3]</text:p>
            <text:p text:style-name="P7"><text:line-break/></text:p>
            <text:p text:style-name="P7"/>
          </table:table-cell>
          <table:table-cell table:style-name="Table1.B2" office:value-type="string">
            <text:p text:style-name="Table_20_Contents"><text:span text:style-name="T40">So, we need to check if the first three characters of the given </text:span><text:span text:style-name="T59">string</text:span><text:span text:style-name="T40"> exists in the </text:span><text:span text:style-name="T65">list</text:span><text:span text:style-name="T59"> </text:span><text:span text:style-name="Teletype"><text:span text:style-name="T59">week</text:span></text:span><text:span text:style-name="T40">.</text:span></text:p>
            <text:p text:style-name="P79"/>
            <text:p text:style-name="P31"><text:span text:style-name="T17">S</text:span><text:span text:style-name="T2">trings</text:span> can be <text:span text:style-name="T2">sliced</text:span> into <text:span text:style-name="T2">sub</text:span>-<text:span text:style-name="T2">strings</text:span>. </text:p>
            <text:p text:style-name="P31"/>
            <text:p text:style-name="P31">To get the first three characters of <text:span text:style-name="T2">s</text:span>, we say,</text:p>
            <text:p text:style-name="P51">s[0:3]</text:p>
          </table:table-cell>
        </table:table-row>
        <table:table-row>
          <table:table-cell table:style-name="Table1.A2" office:value-type="string">
            <text:p text:style-name="P36">[IPython <text:span text:style-name="T89">Terminal</text:span>]</text:p>
            <text:p text:style-name="P36"/>
            <text:p text:style-name="P53"/>
            <text:p text:style-name="P54">s[0:3] in week</text:p>
            <text:p text:style-name="P53"/>
            <text:p text:style-name="P53"/>
            <text:p text:style-name="P25">Highlight <text:span text:style-name="T2">True</text:span></text:p>
          </table:table-cell>
          <table:table-cell table:style-name="Table1.B2" office:value-type="string">
            <text:p text:style-name="P37">To check if <text:span text:style-name="T2">sub-string </text:span><text:span text:style-name="T87">of</text:span><text:span text:style-name="T2"> s </text:span><text:span text:style-name="T87">is present in </text:span><text:span text:style-name="T2">list</text:span><text:span text:style-name="T87"> </text:span><text:span text:style-name="T2">week.</text:span></text:p>
            <text:p text:style-name="P37"/>
            <text:p text:style-name="P24">Type</text:p>
            <text:p text:style-name="P24"/>
            <text:p text:style-name="P55">s[0:3] in week</text:p>
            <text:p text:style-name="P24"/>
            <text:p text:style-name="P25">we get <text:span text:style-name="T2">True </text:span>as output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Table_20_Contents"><text:span text:style-name="T26">As we already know, the last element of the </text:span><text:span text:style-name="T22">string</text:span><text:span text:style-name="T26"> can be accessed using </text:span><text:span text:style-name="Teletype"><text:span text:style-name="T108">index -1</text:span></text:span><text:span text:style-name="T109">.</text:span></text:p>
            <text:p text:style-name="P9"/>
            <text:p text:style-name="P7">Pause the video here, try out the following exercise and resume the video</text:p>
          </table:table-cell>
        </table:table-row>
        <table:table-row>
          <table:table-cell table:style-name="Table1.A2" office:value-type="string">
            <text:p text:style-name="P7">Show Slide </text:p>
            <text:p text:style-name="P7">Assignment 1</text:p>
          </table:table-cell>
          <table:table-cell table:style-name="Table1.B2" office:value-type="string">
            <text:p text:style-name="P7">Obtain the <text:span text:style-name="T2">sub-string</text:span> excluding the first and last characters from the <text:span text:style-name="T2">string</text:span> <text:span text:style-name="T2">s</text:span>.</text:p>
            <text:p text:style-name="P14"/>
          </table:table-cell>
        </table:table-row>
        <text:soft-page-break/>
        <table:table-row>
          <table:table-cell table:style-name="Table1.A2" office:value-type="string">
            <text:p text:style-name="P7">[IPython Terminal]</text:p>
            <text:p text:style-name="P7"/>
            <text:p text:style-name="P50">s[1:-1]</text:p>
            <text:p text:style-name="P7"/>
          </table:table-cell>
          <table:table-cell table:style-name="Table1.B2" office:value-type="string">
            <text:p text:style-name="P49">Answer is</text:p>
            <text:p text:style-name="P48"/>
            <text:p text:style-name="P64">s[1:-1]</text:p>
          </table:table-cell>
        </table:table-row>
        <table:table-row>
          <table:table-cell table:style-name="Table1.A2" office:value-type="string">
            <text:p text:style-name="P29">[IPython <text:span text:style-name="T89">Terminal</text:span>]</text:p>
            <text:p text:style-name="P7"/>
            <text:p text:style-name="P7"><text:span text:style-name="T104">s1 = "</text:span><text:span text:style-name="T105">dad</text:span><text:span text:style-name="T104">"</text:span><text:line-break/></text:p>
          </table:table-cell>
          <table:table-cell table:style-name="Table1.B2" office:value-type="string">
            <text:p text:style-name="P32">Let us <text:span text:style-name="T110">check</text:span> if a given <text:span text:style-name="T2">string</text:span> is <text:span text:style-name="T2">palindromic</text:span> or not. </text:p>
            <text:p text:style-name="P32"/>
            <text:p text:style-name="P32"><text:span text:style-name="T111">A</text:span> <text:span text:style-name="T2">palindromic string</text:span> is a <text:span text:style-name="T2">string</text:span> that remains same even when it has been reversed.</text:p>
            <text:p text:style-name="P32"/>
            <text:p text:style-name="P102"><text:span text:style-name="T40">Let the </text:span><text:span text:style-name="T59">string</text:span><text:span text:style-name="T40"> </text:span><text:span text:style-name="T72">s1 </text:span><text:span text:style-name="T78">=</text:span><text:span text:style-name="T40"> </text:span><text:span text:style-name="Teletype"><text:span text:style-name="T78">“dad”</text:span></text:span><text:span text:style-name="T59">.</text:span></text:p>
            <text:p text:style-name="P11"/>
          </table:table-cell>
        </table:table-row>
        <table:table-row>
          <table:table-cell table:style-name="Table1.A2" office:value-type="string">
            <text:p text:style-name="P29">[IPython <text:span text:style-name="T89">Terminal</text:span>]</text:p>
            <text:p text:style-name="P29"/>
            <text:p text:style-name="P7"><text:span text:style-name="T104">s1[::-1]</text:span><text:line-break/></text:p>
          </table:table-cell>
          <table:table-cell table:style-name="Table1.B2" office:value-type="string">
            <text:p text:style-name="P7">Now, we need to compare this <text:span text:style-name="T2">string</text:span> with it's <text:span text:style-name="T2">reverse</text:span>.</text:p>
            <text:p text:style-name="P7"/>
            <text:p text:style-name="P39"><text:span text:style-name="T116">For reversing </text:span><text:span text:style-name="T14">s</text:span><text:span text:style-name="T116">, we </text:span><text:span text:style-name="T14">stride</text:span><text:span text:style-name="T116"> the </text:span><text:span text:style-name="T14">string</text:span><text:span text:style-name="T116"> from the last </text:span><text:span text:style-name="T14">character</text:span><text:span text:style-name="T116">.</text:span></text:p>
            <text:p text:style-name="P39"/>
            <text:p text:style-name="P39"><text:span text:style-name="T116">And we keep the </text:span><text:span text:style-name="T14">step</text:span><text:span text:style-name="T116"> </text:span><text:span text:style-name="T14">size</text:span><text:span text:style-name="T116"> to -1.</text:span></text:p>
            <text:p text:style-name="P39"/>
            <text:p text:style-name="P40"><text:span text:style-name="T116">that is</text:span> <text:span text:style-name="T79">s1[::-1]</text:span></text:p>
            <text:p text:style-name="P86"/>
          </table:table-cell>
        </table:table-row>
        <table:table-row>
          <table:table-cell table:style-name="Table1.A2" office:value-type="string">
            <text:p text:style-name="P29">[IPython <text:span text:style-name="T89">Terminal</text:span>]</text:p>
            <text:p text:style-name="P29"/>
            <text:p text:style-name="P7"><text:span text:style-name="T104">s1 == s1[::-1]</text:span><text:line-break/></text:p>
          </table:table-cell>
          <table:table-cell table:style-name="Table1.B2" office:value-type="string">
            <text:p text:style-name="Table_20_Contents"><text:span text:style-name="T40">Now, to check if the string is </text:span><text:span text:style-name="Teletype"><text:span text:style-name="T59">s</text:span></text:span><text:span text:style-name="Teletype"><text:span text:style-name="T40"> </text:span></text:span><text:span text:style-name="T40">is </text:span><text:span text:style-name="T59">palindromic</text:span><text:span text:style-name="T40">, </text:span><text:span text:style-name="T46">Type</text:span></text:p>
            <text:p text:style-name="Table_20_Contents"/>
            <text:p text:style-name="P88">s1 == s1[::-1]</text:p>
          </table:table-cell>
        </table:table-row>
        <table:table-row>
          <table:table-cell table:style-name="Table1.A2" office:value-type="string">
            <text:p text:style-name="P38">[IPython <text:span text:style-name="T89">Terminal</text:span>]</text:p>
            <text:p text:style-name="P38"/>
            <text:p text:style-name="P58">s<text:span text:style-name="T117">2</text:span> = "<text:span text:style-name="T112">Dad</text:span>"</text:p>
          </table:table-cell>
          <table:table-cell table:style-name="Table1.B2" office:value-type="string">
            <text:p text:style-name="P75"><text:span text:style-name="T40">As, expected, we get </text:span><text:span text:style-name="Teletype"><text:span text:style-name="T59">True</text:span></text:span><text:span text:style-name="T40">.</text:span></text:p>
            <text:p text:style-name="P82"/>
            <text:p text:style-name="P92"><text:span text:style-name="T40">Now, if the </text:span><text:span text:style-name="T47">given </text:span><text:span text:style-name="T59">string</text:span><text:span text:style-name="T40"> </text:span><text:span text:style-name="T47">wa</text:span><text:span text:style-name="T43">s </text:span><text:span text:style-name="T71">capital</text:span><text:span text:style-name="T50"> </text:span><text:span text:style-name="T62">D ad</text:span><text:span text:style-name="Teletype"><text:span text:style-name="T40"> </text:span></text:span><text:span text:style-name="T40">instead of </text:span><text:span text:style-name="Teletype"><text:span text:style-name="T63">dad</text:span></text:span><text:span text:style-name="T40">, </text:span></text:p>
            <text:p text:style-name="P92"/>
            <text:p text:style-name="P92"><text:span text:style-name="T40">the above comparison would return </text:span><text:span text:style-name="T59">False</text:span><text:span text:style-name="T40">. </text:span></text:p>
            <text:p text:style-name="P75"/>
            <text:p text:style-name="P82">So, we will have to convert the <text:span text:style-name="T2">string</text:span> to all <text:span text:style-name="T2">lower</text:span> <text:span text:style-name="T2">case</text:span> or <text:span text:style-name="T2">upper</text:span> <text:span text:style-name="T2">case</text:span>, before comparing. </text:p>
            <text:p text:style-name="P75"/>
          </table:table-cell>
        </table:table-row>
        <table:table-row>
          <table:table-cell table:style-name="Table1.A2" office:value-type="string">
            <text:p text:style-name="P57"/>
          </table:table-cell>
          <table:table-cell table:style-name="Table1.B2" office:value-type="string">
            <text:p text:style-name="P74"><text:span text:style-name="T59">Python</text:span><text:span text:style-name="T40"> provides </text:span><text:span text:style-name="T69">string</text:span><text:span text:style-name="T48"> </text:span><text:span text:style-name="T59">methods</text:span><text:span text:style-name="T40">, <text:s/></text:span><text:span text:style-name="Teletype"><text:span text:style-name="T59">lower</text:span></text:span><text:span text:style-name="Teletype"><text:span text:style-name="T40"> </text:span></text:span><text:span text:style-name="T40">and </text:span><text:span text:style-name="Teletype"><text:span text:style-name="T59">upper</text:span></text:span><text:span text:style-name="Teletype"><text:span text:style-name="T40"> </text:span></text:span><text:span text:style-name="T40">to achieve this.</text:span></text:p>
            <text:p text:style-name="P83"/>
            <text:p text:style-name="P7">Let's try it out.</text:p>
            <text:p text:style-name="P11"/>
          </table:table-cell>
        </table:table-row>
        <table:table-row>
          <table:table-cell table:style-name="Table1.A2" office:value-type="string">
            <text:p text:style-name="P41">[IPython <text:span text:style-name="T89">Terminal</text:span>]</text:p>
            <text:p text:style-name="P41"/>
            <text:p text:style-name="P59">s<text:span text:style-name="T117">2.upper()</text:span></text:p>
            <text:p text:style-name="P60"/>
            <text:p text:style-name="P60">s<text:span text:style-name="T117">2</text:span></text:p>
          </table:table-cell>
          <table:table-cell table:style-name="Table1.B2" office:value-type="string">
            <text:p text:style-name="P96"><text:span text:style-name="T49">Type </text:span><text:span text:style-name="T74">s</text:span><text:span text:style-name="T77">2</text:span><text:span text:style-name="T75">.upper()</text:span></text:p>
            <text:p text:style-name="P84">we get all <text:span text:style-name="T2">characters</text:span> in <text:span text:style-name="T2">upper</text:span> <text:span text:style-name="T2">case</text:span>.</text:p>
            <text:p text:style-name="P94"/>
            <text:p text:style-name="P95">Type <text:span text:style-name="T106">s</text:span><text:span text:style-name="T107">2</text:span></text:p>
            <text:p text:style-name="P94"/>
            <text:p text:style-name="P97"><text:soft-page-break/><text:span text:style-name="T40">As you can </text:span><text:span text:style-name="T51">see</text:span><text:span text:style-name="T40">, </text:span><text:span text:style-name="T76">s</text:span><text:span text:style-name="T77">2</text:span><text:span text:style-name="T40"> has not changed. </text:span></text:p>
            <text:p text:style-name="P97"/>
            <text:p text:style-name="P97"><text:span text:style-name="T40">It is because, </text:span><text:span text:style-name="T70">method </text:span><text:span text:style-name="Teletype"><text:span text:style-name="T59">upper</text:span></text:span><text:span text:style-name="Teletype"><text:span text:style-name="T40"> </text:span></text:span><text:span text:style-name="T40">returns a new </text:span><text:span text:style-name="T59">string</text:span><text:span text:style-name="T40">. <text:s/></text:span></text:p>
            <text:p text:style-name="P93"/>
            <text:p text:style-name="P93"><text:span text:style-name="T40">It doesn't change the original </text:span><text:span text:style-name="T59">string</text:span><text:span text:style-name="T40">. </text:span></text:p>
          </table:table-cell>
        </table:table-row>
        <table:table-row>
          <table:table-cell table:style-name="Table1.A2" office:value-type="string">
            <text:p text:style-name="P29">[IPython <text:span text:style-name="T89">Terminal</text:span>]</text:p>
            <text:p text:style-name="P57"/>
            <text:p text:style-name="P50">s<text:span text:style-name="T117">2</text:span>.lower() == s<text:span text:style-name="T117">2</text:span>.lower()[::-1]</text:p>
            <text:p text:style-name="P7"/>
          </table:table-cell>
          <table:table-cell table:style-name="Table1.B2" office:value-type="string">
            <text:p text:style-name="P98"><text:span text:style-name="T40">Let us compare the original and reversed </text:span><text:span text:style-name="T59">string</text:span><text:span text:style-name="T40"> in </text:span><text:span text:style-name="T59">lower</text:span><text:span text:style-name="T40"> </text:span><text:span text:style-name="T59">case.</text:span></text:p>
            <text:p text:style-name="P98"/>
            <text:p text:style-name="P85">Type</text:p>
            <text:p text:style-name="P61">s<text:span text:style-name="T117">2</text:span>.lower() == s<text:span text:style-name="T117">2</text:span>.lower()[::-1]</text:p>
            <text:p text:style-name="P85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>Pause the video here, try out the following exercise and resume the video.</text:p>
          </table:table-cell>
        </table:table-row>
        <table:table-row>
          <table:table-cell table:style-name="Table1.A2" office:value-type="string">
            <text:p text:style-name="P7">Show Slide </text:p>
            <text:p text:style-name="P7">Assignment 2</text:p>
            <text:p text:style-name="P7"/>
          </table:table-cell>
          <table:table-cell table:style-name="Table1.B2" office:value-type="string">
            <text:p text:style-name="P99"><text:span text:style-name="T101">Check if </text:span><text:span text:style-name="T102">each </text:span><text:span text:style-name="T96">element</text:span><text:span text:style-name="T102"> in </text:span><text:span text:style-name="Teletype"><text:span text:style-name="T95">list ['SATURDAY', 'Saturday']</text:span></text:span><text:span text:style-name="T101"> </text:span><text:span text:style-name="T102">is present in</text:span><text:span text:style-name="T101"> the </text:span><text:span text:style-name="T97">list</text:span><text:span text:style-name="T103"> </text:span><text:span text:style-name="T92">week</text:span><text:span text:style-name="T101">. </text:span></text:p>
          </table:table-cell>
        </table:table-row>
        <table:table-row>
          <table:table-cell table:style-name="Table1.A2" office:value-type="string">
            <text:p text:style-name="P29">[IPython <text:span text:style-name="T89">Terminal</text:span>]</text:p>
            <text:p text:style-name="P7"/>
            <text:p text:style-name="P72">for each in ['SATURDAY', <text:span text:style-name="T124">'python', </text:span>'Saturday']:</text:p>
            <text:p text:style-name="P70"><text:s text:c="4"/><text:span text:style-name="T118">print each, each</text:span>.lower()[:3] in week</text:p>
            <text:p text:style-name="P7"/>
          </table:table-cell>
          <table:table-cell table:style-name="Table1.B2" office:value-type="string">
            <text:p text:style-name="P90"/>
            <text:p text:style-name="P42">Type</text:p>
            <text:p text:style-name="P42"/>
            <text:p text:style-name="P73">for each in ['SATURDAY', <text:span text:style-name="T124">'python', </text:span>'Saturday']:</text:p>
            <text:p text:style-name="P71"><text:s text:c="4"/><text:span text:style-name="T118">print each, each</text:span>.lower()[:3] in week</text:p>
            <text:p text:style-name="P71"/>
          </table:table-cell>
        </table:table-row>
        <table:table-row>
          <table:table-cell table:style-name="Table1.A2" office:value-type="string">
            <text:p text:style-name="P29">[IPython <text:span text:style-name="T89">Terminal</text:span>]</text:p>
            <text:p text:style-name="P7"/>
            <text:p text:style-name="P7"><text:span text:style-name="T104">email = "info[at]fossee[dot]in"</text:span><text:line-break/></text:p>
          </table:table-cell>
          <table:table-cell table:style-name="Table1.B2" office:value-type="string">
            <text:p text:style-name="P89"/>
            <text:p text:style-name="P100"><text:span text:style-name="T20">We often encounter </text:span><text:span text:style-name="T27">e-mail id's</text:span><text:span text:style-name="T20"> which have '</text:span><text:span text:style-name="T27">@</text:span><text:span text:style-name="T20">' and </text:span><text:span text:style-name="T27">periods</text:span><text:span text:style-name="T20"> replaced with text, </text:span></text:p>
            <text:p text:style-name="P100"/>
            <text:p text:style-name="P100"><text:span text:style-name="T20">something like </text:span><text:span text:style-name="T27">info[at]fossee[dot]in</text:span><text:span text:style-name="T20">. </text:span></text:p>
            <text:p text:style-name="P100"/>
            <text:p text:style-name="P46">We now wish to get back proper <text:span text:style-name="T2">e-mail</text:span> <text:span text:style-name="T2">addresses</text:span>.</text:p>
            <text:p text:style-name="P46"/>
            <text:p text:style-name="P7">Let's say the <text:span text:style-name="T2">variable</text:span> <text:span text:style-name="T2">email</text:span> has the <text:span text:style-name="T2">email</text:span> <text:span text:style-name="T2">address</text:span></text:p>
            <text:p text:style-name="P7"/>
          </table:table-cell>
        </table:table-row>
        <table:table-row>
          <table:table-cell table:style-name="Table1.A2" office:value-type="string">
            <text:p text:style-name="P29">[IPython <text:span text:style-name="T89">Terminal</text:span>]</text:p>
            <text:p text:style-name="P7"/>
            <text:p text:style-name="P65">email = email.replace("[at]", "@")</text:p>
            <text:p text:style-name="P65">print email</text:p>
            <text:p text:style-name="P7"/>
          </table:table-cell>
          <table:table-cell table:style-name="Table1.B2" office:value-type="string">
            <text:p text:style-name="Table_20_Contents"><text:span text:style-name="T98">Now, we first replace the </text:span><text:span text:style-name="Teletype"><text:span text:style-name="T92">[at]</text:span></text:span><text:span text:style-name="Teletype"><text:span text:style-name="T98"> </text:span></text:span><text:span text:style-name="T98">with the </text:span><text:span text:style-name="Teletype"><text:span text:style-name="T92">@</text:span></text:span><text:span text:style-name="T98">, using the </text:span><text:span text:style-name="T92">replace method</text:span><text:span text:style-name="T98"> of </text:span><text:span text:style-name="T92">strings</text:span><text:span text:style-name="T98">.</text:span>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>Pause the video here, try out the following exercise and resume the video</text:p>
          </table:table-cell>
        </table:table-row>
        <table:table-row>
          <table:table-cell table:style-name="Table1.A2" office:value-type="string">
            <text:p text:style-name="P7">Show Slide </text:p>
            <text:p text:style-name="P7">Assignment 3</text:p>
            <text:p text:style-name="P7"/>
          </table:table-cell>
          <table:table-cell table:style-name="Table1.B2" office:value-type="string">
            <text:p text:style-name="Table_20_Contents"><text:span text:style-name="T98">Replace the </text:span><text:span text:style-name="Teletype"><text:span text:style-name="T92">[dot] </text:span></text:span><text:span text:style-name="T98">with </text:span><text:span text:style-name="T100">symbol </text:span><text:span text:style-name="T99">'</text:span><text:span text:style-name="Teletype"><text:span text:style-name="T92">.</text:span></text:span><text:span text:style-name="Teletype"><text:span text:style-name="T93">'</text:span></text:span><text:span text:style-name="Teletype"><text:span text:style-name="T98"> </text:span></text:span><text:span text:style-name="T98">in </text:span><text:span text:style-name="Teletype"><text:span text:style-name="T94">email</text:span></text:span></text:p>
          </table:table-cell>
        </table:table-row>
        <text:soft-page-break/>
        <table:table-row>
          <table:table-cell table:style-name="Table1.A2" office:value-type="string">
            <text:p text:style-name="P29">[IPython <text:span text:style-name="T89">Terminal</text:span>]</text:p>
            <text:p text:style-name="P29"/>
            <text:p text:style-name="P66">email = email.replace("[dot]", ".")</text:p>
            <text:p text:style-name="P65">print email</text:p>
            <text:p text:style-name="P7"/>
          </table:table-cell>
          <table:table-cell table:style-name="Table1.B2" office:value-type="string">
            <text:p text:style-name="P7"/>
            <text:p text:style-name="P7"><text:span text:style-name="T125">Type</text:span><text:line-break/></text:p>
            <text:p text:style-name="P67">email = email.replace("[dot]", ".")</text:p>
            <text:p text:style-name="P67">print email</text:p>
          </table:table-cell>
        </table:table-row>
        <table:table-row>
          <table:table-cell table:style-name="Table1.A2" office:value-type="string">
            <text:p text:style-name="P29">[IPython <text:span text:style-name="T89">Terminal</text:span>]</text:p>
            <text:p text:style-name="P7"/>
            <text:p text:style-name="P50">email_list = ["info@fossee.in", "enquiries@fossee.in", "help@fossee.in"]</text:p>
          </table:table-cell>
          <table:table-cell table:style-name="Table1.B2" office:value-type="string">
            <text:p text:style-name="P44">Now, let us look at another interesting problem.</text:p>
            <text:p text:style-name="P44"/>
            <text:p text:style-name="P44"><text:span text:style-name="T120">W</text:span>e have a list of <text:span text:style-name="T2">e-mail addresses</text:span>.</text:p>
            <text:p text:style-name="P43"/>
            <text:p text:style-name="P62">email_list = ["info@fossee.in", "enquiries@fossee.in", "help@fossee.in"]</text:p>
            <text:p text:style-name="P43"/>
            <text:p text:style-name="P45"><text:span text:style-name="T119">W</text:span>e wish to obtain one long <text:span text:style-name="T2">string</text:span> of <text:span text:style-name="T2">e-mail addresses,</text:span></text:p>
            <text:p text:style-name="P45"/>
            <text:p text:style-name="P45">separated by <text:span text:style-name="T2">commas</text:span> or <text:span text:style-name="T2">semi-colons</text:span>.</text:p>
          </table:table-cell>
        </table:table-row>
        <table:table-row>
          <table:table-cell table:style-name="Table1.A2" office:value-type="string">
            <text:p text:style-name="P29">[IPython <text:span text:style-name="T89">Terminal</text:span>]</text:p>
            <text:p text:style-name="P7"/>
            <text:p text:style-name="P50">email_str = ", ".join(email_list)</text:p>
            <text:p text:style-name="P50">print email_str</text:p>
            <text:p text:style-name="P7"/>
          </table:table-cell>
          <table:table-cell table:style-name="Table1.B2" office:value-type="string">
            <text:p text:style-name="P101">We use <text:span text:style-name="T2">string method join </text:span><text:span text:style-name="T87">for joining </text:span><text:span text:style-name="T2">list items </text:span><text:span text:style-name="T87">into a single </text:span><text:span text:style-name="T2">string.</text:span></text:p>
            <text:p text:style-name="Table_20_Contents"/>
            <text:p text:style-name="P91">Type</text:p>
            <text:p text:style-name="P63">email_str = ", ".join(email_list)</text:p>
            <text:p text:style-name="P26"/>
            <text:p text:style-name="P27"><text:span text:style-name="T15">C</text:span><text:span text:style-name="T2">omma</text:span> followed by a <text:span text:style-name="T2">space</text:span> will give the <text:span text:style-name="T2">string</text:span> with the same <text:span text:style-name="T15">formatting</text:span><text:span text:style-name="T121">.</text:span></text:p>
            <text:p text:style-name="P26"/>
            <text:p text:style-name="P28">Type</text:p>
            <text:p text:style-name="P63">print email_str</text:p>
            <text:p text:style-name="P91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>Pause the video here, try out the following exercise and resume the video.</text:p>
            <text:p text:style-name="P7"/>
          </table:table-cell>
        </table:table-row>
        <table:table-row>
          <table:table-cell table:style-name="Table1.A2" office:value-type="string">
            <text:p text:style-name="P7">Show Slide </text:p>
            <text:p text:style-name="P7">Assignment 4</text:p>
            <text:p text:style-name="P7"/>
          </table:table-cell>
          <table:table-cell table:style-name="Table1.B2" office:value-type="string">
            <text:p text:style-name="P7">From the <text:span text:style-name="T2">email_str</text:span> that we generated, change the separator to be a <text:span text:style-name="T2">semicolon</text:span> instead of a <text:span text:style-name="T2">comma</text:span>.</text:p>
            <text:p text:style-name="P7"/>
          </table:table-cell>
        </table:table-row>
        <table:table-row>
          <table:table-cell table:style-name="Table1.A2" office:value-type="string">
            <text:p text:style-name="P29">[IPython <text:span text:style-name="T89">Terminal</text:span>]</text:p>
            <text:p text:style-name="P7"/>
            <text:p text:style-name="P65">email_str = email_str.replace(",", ";")</text:p>
            <text:p text:style-name="P65">print email_str</text:p>
            <text:p text:style-name="P7"/>
          </table:table-cell>
          <table:table-cell table:style-name="Table1.B2" office:value-type="string">
            <text:p text:style-name="P47">Type </text:p>
            <text:p text:style-name="P47"/>
            <text:p text:style-name="P69">email_str = email_str.replace(",", ";")</text:p>
            <text:p text:style-name="P68">print email_str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>We see that the email ids are joined by a semicolon followed by a space.</text:p>
          </table:table-cell>
        </table:table-row>
        <table:table-row>
          <table:table-cell table:style-name="Table1.A2" office:value-type="string">
            <text:p text:style-name="P7">Show Slide </text:p>
            <text:p text:style-name="P7">Summary </text:p>
            <text:p text:style-name="P7"/>
          </table:table-cell>
          <table:table-cell table:style-name="Table1.B2" office:value-type="string">
            <text:p text:style-name="P7">This brings us to the end of this tutorial. In this tutorial, we have learnt to,<text:line-break/></text:p>
            <text:list xml:id="list1864154375895348521" text:style-name="L4">
              <text:list-item>
                <text:p text:style-name="P116"><text:soft-page-break/><text:s/>Obtain <text:span text:style-name="T2">sub</text:span>-<text:span text:style-name="T2">strings<text:line-break/></text:span></text:p>
              </text:list-item>
              <text:list-item>
                <text:p text:style-name="P116"><text:s/><text:span text:style-name="T128">R</text:span>evers<text:span text:style-name="T128">ing</text:span> <text:span text:style-name="T2">strings</text:span> by using the index numbers<text:line-break/></text:p>
              </text:list-item>
              <text:list-item>
                <text:p text:style-name="P118"><text:span text:style-name="T40"><text:s/>Use following functions <text:line-break/> <text:s text:c="2"/><text:line-break/></text:span><text:span text:style-name="Teletype"><text:span text:style-name="T72">upper()</text:span></text:span><text:span text:style-name="Teletype"><text:span text:style-name="T40"> </text:span></text:span><text:span text:style-name="T40">-- to obtain the upper case of a string <text:line-break/><text:line-break/></text:span><text:span text:style-name="Teletype"><text:span text:style-name="T72">lower()</text:span></text:span><text:span text:style-name="Teletype"><text:span text:style-name="T59"> </text:span></text:span><text:span text:style-name="T40">-- to obtain the lower case of a string <text:line-break/><text:line-break/></text:span><text:span text:style-name="Teletype"><text:span text:style-name="T72">replace()</text:span></text:span><text:span text:style-name="Teletype"><text:span text:style-name="T59"> </text:span></text:span><text:span text:style-name="T40">-- to replace a character by another one <text:line-break/><text:line-break/></text:span><text:span text:style-name="T72">.</text:span><text:span text:style-name="T73">j</text:span><text:span text:style-name="Teletype"><text:span text:style-name="T72">oin()</text:span></text:span><text:span text:style-name="Teletype"><text:span text:style-name="T59"> </text:span></text:span><text:span text:style-name="T40">-- to join a list of </text:span><text:span text:style-name="T59">strings</text:span><text:span text:style-name="T40"> with an operator</text:span></text:p>
              </text:list-item>
            </text:list>
            <text:p text:style-name="P7"/>
          </table:table-cell>
        </table:table-row>
        <table:table-row>
          <table:table-cell table:style-name="Table1.A2" office:value-type="string">
            <text:p text:style-name="P7">Show Slide </text:p>
            <text:p text:style-name="P7">Self assessment questions </text:p>
          </table:table-cell>
          <table:table-cell table:style-name="Table1.B2" office:value-type="string">
            <text:p text:style-name="P7">Here are some self assessment questions for you to solve</text:p>
            <text:p text:style-name="P7"/>
            <text:list xml:id="list4414248198637038625" text:style-name="L5">
              <text:list-item>
                <text:p text:style-name="P119"><text:span text:style-name="T40">Given a string </text:span><text:span text:style-name="Teletype"><text:span text:style-name="T59">s = "this is a string"</text:span></text:span><text:span text:style-name="T40">, <text:line-break/></text:span></text:p>
                <text:p text:style-name="P119"><text:span text:style-name="T40"><text:s text:c="3"/>how will you change it to </text:span><text:span text:style-name="Teletype"><text:span text:style-name="T40">"</text:span></text:span><text:span text:style-name="Teletype"><text:span text:style-name="T59">this isn't a list</text:span></text:span><text:span text:style-name="Teletype"><text:span text:style-name="T40">" </text:span></text:span><text:span text:style-name="T40">?</text:span></text:p>
                <text:p text:style-name="P120"/>
              </text:list-item>
              <text:list-item>
                <text:p text:style-name="P117">Given the string <text:span text:style-name="T7">s = </text:span>"<text:span text:style-name="T2">F.R.I.E.N.D.S</text:span>", <text:line-break/><text:line-break/> <text:s text:c="3"/>obtain the string "<text:span text:style-name="T2">friends</text:span>".</text:p>
              </text:list-item>
            </text:list>
            <text:p text:style-name="P7"/>
          </table:table-cell>
        </table:table-row>
        <table:table-row>
          <table:table-cell table:style-name="Table1.A2" office:value-type="string">
            <text:p text:style-name="P7">Show Slide </text:p>
            <text:p text:style-name="P7">Solution<text:span text:style-name="T129">s</text:span> of self assessment questions</text:p>
            <text:p text:style-name="P7"/>
          </table:table-cell>
          <table:table-cell table:style-name="Table1.B2" office:value-type="string">
            <text:p text:style-name="P7">And the answers,</text:p>
            <text:p text:style-name="Table_20_Contents"><text:span text:style-name="T40">1. We will use the </text:span><text:span text:style-name="Teletype"><text:span text:style-name="T59">replace</text:span></text:span><text:span text:style-name="Teletype"><text:span text:style-name="T40"> </text:span></text:span><text:span text:style-name="Teletype"><text:span text:style-name="T60">method</text:span></text:span><text:span text:style-name="T40"> to accomplish this.</text:span></text:p>
            <text:p text:style-name="P79"/>
            <text:p text:style-name="P50">s = s.replace("string", "list")</text:p>
            <text:p text:style-name="P50">s = s.replace("is", "isn't")</text:p>
            <text:p text:style-name="P50">s</text:p>
            <text:p text:style-name="Table_20_Contents"/>
            <text:p text:style-name="Table_20_Contents"><text:span text:style-name="T40">We notice that <text:s/></text:span><text:span text:style-name="T59">is</text:span><text:span text:style-name="T40"> in the statement has been replaced by </text:span><text:span text:style-name="Teletype"><text:span text:style-name="T59">isn't</text:span></text:span><text:span text:style-name="T40">.</text:span></text:p>
          </table:table-cell>
        </table:table-row>
        <table:table-row>
          <table:table-cell table:style-name="Table1.A2" office:value-type="string">
            <text:p text:style-name="P30">Show Slide </text:p>
            <text:p text:style-name="P30">Solution of self assessment questions</text:p>
            <text:p text:style-name="P30"/>
          </table:table-cell>
          <table:table-cell table:style-name="Table1.B2" office:value-type="string">
            <text:list xml:id="list4529897304272715005" text:style-name="L6">
              <text:list-header>
                <text:p text:style-name="P121"><text:span text:style-name="T41">2. </text:span><text:span text:style-name="Teletype"><text:span text:style-name="T55">T</text:span></text:span><text:span text:style-name="Teletype"><text:span text:style-name="T54">o remove dots </text:span></text:span><text:span text:style-name="Teletype"><text:span text:style-name="T55">and</text:span></text:span><text:span text:style-name="Teletype"><text:span text:style-name="T54"> obtain </text:span></text:span><text:span text:style-name="Teletype"><text:span text:style-name="T66">sub-string </text:span></text:span><text:span text:style-name="Teletype"><text:span text:style-name="T56">we <text:s text:c="3"/></text:span></text:span><text:span text:style-name="Teletype"><text:span text:style-name="T67">stride </text:span></text:span><text:span text:style-name="Teletype"><text:span text:style-name="T57">the </text:span></text:span><text:span text:style-name="Teletype"><text:span text:style-name="T67"><text:s/>string </text:span></text:span><text:span text:style-name="Teletype"><text:span text:style-name="T68">s.<text:line-break/><text:line-break/></text:span></text:span><text:span text:style-name="T41"> </text:span><text:span text:style-name="T40">In order to change the </text:span><text:span text:style-name="T59">string</text:span><text:span text:style-name="T40"> to </text:span><text:span text:style-name="T59">lower</text:span><text:span text:style-name="T40"> </text:span><text:span text:style-name="T59">case</text:span><text:span text:style-name="T40">, <text:line-break/> </text:span></text:p>
                <text:p text:style-name="P122"><text:span text:style-name="T40"><text:s/>we use the </text:span><text:span text:style-name="T61">string</text:span><text:span text:style-name="T42"> </text:span><text:span text:style-name="T59">method </text:span><text:span text:style-name="Teletype"><text:span text:style-name="T72">lower()<text:line-break/></text:span></text:span></text:p>
              </text:list-header>
            </text:list>
            <text:p text:style-name="P56">s[::2].lower()</text:p>
          </table:table-cell>
        </table:table-row>
        <table:table-row>
          <table:table-cell table:style-name="Table1.A2" office:value-type="string">
            <text:p text:style-name="P123">Show Slide</text:p>
            <text:p text:style-name="P123"><text:soft-page-break/>Forum</text:p>
          </table:table-cell>
          <table:table-cell table:style-name="Table1.B2" office:value-type="string">
            <text:p text:style-name="P124">Please post your timed queries in this forum.<text:soft-page-break/></text:p>
          </table:table-cell>
        </table:table-row>
        <table:table-row>
          <table:table-cell table:style-name="Table1.A2" office:value-type="string">
            <text:p text:style-name="P123">Show Slide</text:p>
            <text:p text:style-name="P123">Fossee Forum</text:p>
          </table:table-cell>
          <table:table-cell table:style-name="Table1.B2" office:value-type="string">
            <text:p text:style-name="P124">Please post your general queries on Python in this forum.</text:p>
          </table:table-cell>
        </table:table-row>
        <table:table-row>
          <table:table-cell table:style-name="Table1.A2" office:value-type="string">
            <text:p text:style-name="P123">Show Slide</text:p>
            <text:p text:style-name="P123">Textbook Companion</text:p>
          </table:table-cell>
          <table:table-cell table:style-name="Table1.B2" office:value-type="string">
            <text:p text:style-name="P124">FOSSEE team coordinates the TBC project.</text:p>
          </table:table-cell>
        </table:table-row>
        <table:table-row>
          <table:table-cell table:style-name="Table1.A2" office:value-type="string">
            <text:p text:style-name="P123">Show Slide</text:p>
            <text:p text:style-name="P123">Acknowledgment</text:p>
            <text:p text:style-name="P123">http://spoken-tutorial.org</text:p>
          </table:table-cell>
          <table:table-cell table:style-name="Table1.B2" office:value-type="string">
            <text:p text:style-name="P124">Spoken Tutorial Project is funded by NMEICT, MHRD, Govt. of India.</text:p>
            <text:p text:style-name="P124">For more details, visit this website.</text:p>
          </table:table-cell>
        </table:table-row>
        <table:table-row>
          <table:table-cell table:style-name="Table1.A2" office:value-type="string">
            <text:p text:style-name="P123">Previous slide</text:p>
          </table:table-cell>
          <table:table-cell table:style-name="Table1.B2" office:value-type="string">
            <text:p text:style-name="P124">This is _________ from IIT Bombay (or FOSSEE, if you wish) signing off.</text:p>
            <text:p text:style-name="P124">Thank you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 PL UMing HK1" svg:font-family="'AR PL UMing H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AR PL UMing HK" style:font-family-asian="'AR PL UMing HK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AR PL UMing HK1" style:font-family-asian="'AR PL UMing H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AR PL UMing HK1" style:font-family-asian="'AR PL UMing H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eeta Parmar</meta:initial-creator>
    <meta:creation-date>2015-10-29T16:01:43.964381807</meta:creation-date>
    <dc:date>2016-02-15T15:26:01.549360597</dc:date>
    <meta:editing-duration>P1DT3H38M10S</meta:editing-duration>
    <meta:editing-cycles>760</meta:editing-cycles>
    <meta:generator>LibreOffice/4.2.8.2$Linux_X86_64 LibreOffice_project/420m0$Build-2</meta:generator>
    <meta:document-statistic meta:table-count="1" meta:image-count="0" meta:object-count="0" meta:page-count="7" meta:paragraph-count="219" meta:word-count="1193" meta:character-count="7144" meta:non-whitespace-character-count="6074"/>
  </office:meta>
</office:document-meta>
</file>